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19pt"/>
    </style:style>
    <style:style style:name="co2" style:family="table-column">
      <style:table-column-properties fo:break-before="auto" style:column-width="30.1pt"/>
    </style:style>
    <style:style style:name="co3" style:family="table-column">
      <style:table-column-properties fo:break-before="auto" style:column-width="103.89pt"/>
    </style:style>
    <style:style style:name="co4" style:family="table-column">
      <style:table-column-properties fo:break-before="auto" style:column-width="78.29pt"/>
    </style:style>
    <style:style style:name="co5" style:family="table-column">
      <style:table-column-properties fo:break-before="auto" style:column-width="600.75pt"/>
    </style:style>
    <style:style style:name="co6" style:family="table-column">
      <style:table-column-properties fo:break-before="auto" style:column-width="48.6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7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transparen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Liberation Sans" fo:font-weight="normal" style:font-weight-asian="normal" style:font-weight-complex="normal"/>
    </style:style>
    <style:style style:name="ce12" style:family="table-cell" style:parent-style-name="Default" style:data-style-name="N0">
      <style:text-properties style:font-name="Liberation Sans" fo:font-weight="normal" style:font-weight-asian="normal" style:font-weight-complex="normal"/>
    </style:style>
    <style:style style:name="ce13" style:family="table-cell" style:parent-style-name="Default" style:data-style-name="N4">
      <style:text-properties style:font-name="Liberation Sans" fo:font-weight="normal" style:font-weight-asian="normal" style:font-weight-complex="normal"/>
    </style:style>
    <style:style style:name="ce14" style:family="table-cell" style:parent-style-name="Default">
      <style:table-cell-properties fo:background-color="#50f126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ff0000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50f126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50f126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DejaVu Sans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gior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!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Ciao, mi chiamo Giulia e oggi sono il tuo Navigator!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ome posso aiutarti?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Cerco un lavoro a tempo indeterminato.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erfetto, in che settore preferiresti lavorare?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table:style-name="ce2" office:value-type="string" calcext:value-type="string">
            <text:p>Ho terminato un corso professionale come tecnico di impianti elettrici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14" office:value-type="string" calcext:value-type="string">
            <text:p>e me la cavo bene con tutto quello che riguarda il pacchetto Office.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Molto bene, oltre al corso professionale possiedi anche altri titoli di studio?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14" office:value-type="string" calcext:value-type="string">
            <text:p><text:span text:style-name="T1">No, ma ho già lavorato nel settore.</text:span>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Grazie mille.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aresti disposto a trasferirti all'estero se necessario?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i.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Molto ben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ail + pro</text:p>
          </table:table-cell>
          <table:table-cell table:style-name="ce15" office:value-type="string" calcext:value-type="string">
            <text:p>Attualmente non sono disponibili lavori relativi al tuo settore,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6" office:value-type="string" calcext:value-type="string">
            <text:p>ma vediamo se trovo un annuncio che possa interessarti.</text:p>
          </table:table-cell>
          <table:table-cell office:value-type="string" calcext:value-type="string">
            <text:p>offer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Grazie.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Hai mai lavorato nel settore della contabilità?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14" office:value-type="string" calcext:value-type="string">
            <text:p>No, ma uso Excel molto bene.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erfetto!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ra gli annunci ho trovato un'offerta interessante: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si tratta di un tirocinio nel campo dell'edilizia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/>Cercano una figura da assegnare allo studio di progetti esecutivi e della documentazione per realizzare una gara d'appalto (elenchi prezzi, computi metrici, capitolato).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Mi incuriosisce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/>Posso provare a contattarli?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14" office:value-type="string" calcext:value-type="string">
            <text:p>Certo! L'azienda si trova a Pistoia e si chiama CMSA Società Cooperativa.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Puoi contattarli direttamente via e-mail al seguente indirizzo info@azienda.com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osso fare qualcos'altro per te?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osso sapere quanti posti sono disponibili?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14" office:value-type="string" calcext:value-type="string">
            <text:p>Per ulteriori informazioni devi rivolgerti personalmente all'azienda, </text:p>
          </table:table-cell>
          <table:table-cell office:value-type="string" calcext:value-type="string">
            <text:p>instruc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ail + pro</text:p>
          </table:table-cell>
          <table:table-cell table:style-name="ce24" office:value-type="string" calcext:value-type="string">
            <text:p>mi spiace,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Va bene. Li contatto subito.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erfetto! Se non hai ulteriori domande, ti saluto e ti auguro una buona giornata slightly_smiling_face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Grazie mille, buona giornata!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gior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giorno, il mio nome è Giulia e sono qui come tuo Navigator personale slightly_smiling_fac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/>come posso aiutarti?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 Giulia, mi chiamo Alejandra e sono in cerca di un posto di lavoro!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Molto bene, sono qui per cercare insieme a te l'annuncio perfetto per te!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accontami un po' di te: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he percorso di studi hai fatto?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Mi sono diplomata presso il liceo classico e poi ho conseguito una laurea in infermieristica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D'accordo.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erchi un lavoro nel tuo ambito di specializzazione o saresti disposta a considerare anche offerte di altri settori?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Ovviamente preferirei qualcosa che sia adeguato al mio ambito, ma sono aperta anche ad altre esperienze.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ipende dal tipo di offerta!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erfetto. Hai già avuto esperienze lavorative?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table:style-name="ce14" office:value-type="string" calcext:value-type="string">
            <text:p>Ho lavorato per un anno in un ospedale a Roma, in un reparto di pediatria,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14" office:value-type="string" calcext:value-type="string">
            <text:p>e ho fatto esperienze come volontaria con minori.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Molto interessante! , <text:s/>Cerchi un contratto a tempo determinato o indeterminato?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" office:value-type="string" calcext:value-type="string">
            <text:p>Purtroppo al momento non abbiamo offerte relative al tuo settor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" office:value-type="string" calcext:value-type="string">
            <text:p>ma vediamo se posso trovare comunque un'offerta che possa interessarti!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referirei indeterminato, ma sono disposta a valutarne uno a tempo determinato.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referiresti un lavoro al pubblico o un lavoro d'ufficio?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Direi un posto di lavoro che mi permetta di stare a contatto con il pubblico.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Ok, hai qualche esperienza in ambito di pianificazione del budget e sicurezza sul lavoro?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olo per quanto riguarda la sicurezza sul lavoro!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Ok ho trovato un'offerta che risponde ai tuoi interessi: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si tratta di uno stage post-laurea nel settore alimentari.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Cercano una figura che si occupi della pianificazione del budget e del rendiconto economico, oltre a garantire la sicurezza sul lavoro e quella alimentare.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embra interessante, presso quale azienda?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14" office:value-type="string" calcext:value-type="string">
            <text:p>Compass Group Italia S.p.A, è una <text:s/>grande azienda con base a Milano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Hai informazioni riguardo al tipo di contratto?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14" office:value-type="string" calcext:value-type="string">
            <text:p>Si tratta di un tirocinio post-laurea, 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4" office:value-type="string" calcext:value-type="string">
            <text:p>ma per maggiori informazioni chiedono di contattarli direttamente via posta elettronica all'indirizzo info@azienda.com</text:p>
          </table:table-cell>
          <table:table-cell office:value-type="string" calcext:value-type="string">
            <text:p>instruct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Hai bisogno di ulteriori informazioni?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Quanti posti sono disponibili per quest'azienda?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14" office:value-type="string" calcext:value-type="string">
            <text:p>Stanno cercando due persone. 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5" office:value-type="string" calcext:value-type="string">
            <text:p>Tuttavia l'azienda conta più di 500 dipendenti quindi ci sta che ci siano anche altre posizioni disponibili!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Credo di non avere più domande. Ti ringrazio per la disponibilità!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a giornata slightly_smiling_fac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!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giorno!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alve! Sono Giulia e per oggi sarò il tuo Navigator slightly_smiling_face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2"/>
          <table:table-cell table:style-name="ce17" office:value-type="string" calcext:value-type="string">
            <text:p><text:s/>in cosa posso esserti utile?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Ciao, Giulia slightly_smiling_face 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2"/>
          <table:table-cell table:style-name="ce17" office:value-type="string" calcext:value-type="string">
            <text:p>Sto cercando lavoro e vorrei sapere se magari hai qualche offerta da propormi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ono qui proprio per aiutarti! 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2"/>
          <table:table-cell table:style-name="ce17" office:value-type="string" calcext:value-type="string">
            <text:p>Che tipo di lavoro stai cercando?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Mi piacerebbe lavorare nel mondo della pubblicità e della comunicazione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D'accordo.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2"/>
          <table:table-cell table:style-name="ce17" office:value-type="string" calcext:value-type="string">
            <text:p><text:s/>Sei alla ricerca di uno stage o comunque di un lavoro a tempo determinato o preferiresti un contratto a tempo indeterminato?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Un contratto a tempo indeterminato sarebbe l'ideale, 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2"/>
          <table:table-cell table:style-name="ce17" office:value-type="string" calcext:value-type="string">
            <text:p>ma posso valutare l'idea di un contratto a tempo determinat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Molto bene. 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2"/>
          <table:table-cell table:style-name="ce17" office:value-type="string" calcext:value-type="string">
            <text:p>Un'altra domanda: saresti disposta a trasferirti all'estero se necessario?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, non sarebbe assolutamente un problema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Grazie mille. 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2"/>
          <table:table-cell table:style-name="ce17" office:value-type="string" calcext:value-type="string">
            <text:p>Che titolo di studi possiedi?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ono laureata in Filosofia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Molto bene!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2"/>
          <table:table-cell table:style-name="ce17" office:value-type="string" calcext:value-type="string">
            <text:p><text:s/>Mentre controllo tra gli annunci un'offerta che possa essere compatibile con i tuoi interessi,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2"/>
          <table:table-cell table:style-name="ce17" office:value-type="string" calcext:value-type="string">
            <text:p><text:s/>raccontami un po' di te. 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2"/>
          <table:table-cell table:style-name="ce17" office:value-type="string" calcext:value-type="string">
            <text:p>Hai già avuto esperienze lavorative?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Ho svolto un tirocinio presso un'importante agenzia pubblicitaria, curandone il sito web. 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2"/>
          <table:table-cell table:style-name="ce17" office:value-type="string" calcext:value-type="string">
            <text:p>Non ho altre esperienze lavorative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erfetto! Sulla base di quanto mi hai raccontato, ho trovato un'offerta lavorativa che potrebbe interessarti. <text:s/>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2"/>
          <table:table-cell table:style-name="ce17" office:value-type="string" calcext:value-type="string">
            <text:p>Si tratta di un tirocinio nel settore web marketing presso un'azienda che ha sede a Pisa.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2"/>
          <table:table-cell table:style-name="ce17" office:value-type="string" calcext:value-type="string">
            <text:p>Cercano un laureato con esperienza che si occupi di gestire il sito web e i canali social, oltre a pubblicizzare l'azienda.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2"/>
          <table:table-cell table:style-name="ce17" office:value-type="string" calcext:value-type="string">
            <text:p><text:s/>Cosa ne pensi?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embra interessante. 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2"/>
          <table:table-cell table:style-name="ce17" office:value-type="string" calcext:value-type="string">
            <text:p>Si tratta dunque di un tirocinio retribuito?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Il tirocinio è retribuito 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2"/>
          <table:table-cell table:style-name="ce17" office:value-type="string" calcext:value-type="string">
            <text:p>ma non abbiamo informazioni specifiche riguardo il salario disappointed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2"/>
          <table:table-cell office:value-type="string" calcext:value-type="string">
            <text:p>Saresti comunque interessata a metterti in contatto con l'azienda?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Va bene, non fa niente slightly_smiling_face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2"/>
          <table:table-cell office:value-type="string" calcext:value-type="string">
            <text:p>Sì, sono interessata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Molto bene! L'azienda si chiama PUBBLIDEA SRL,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37" office:value-type="string" calcext:value-type="string">
            <text:p>è una piccola impresa ma sono sicura che potresti trovarti bene! 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37" office:value-type="string" calcext:value-type="string">
            <text:p>Puoi contattarli direttamente al seguente indirizzo e-mail: info@azienda.com</text:p>
          </table:table-cell>
          <table:table-cell office:value-type="string" calcext:value-type="string">
            <text:p>suggest</text:p>
          </table:table-cell>
          <table:table-cell table:number-columns-repeated="1018"/>
        </table:table-row>
        <table:table-row table:style-name="ro1">
          <table:table-cell/>
          <table:table-cell table:style-name="ce1"/>
          <table:table-cell table:number-columns-repeated="2"/>
          <table:table-cell office:value-type="string" calcext:value-type="string">
            <text:p>Posso esserti d'aiuto in qualche altro modo?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ei stata molto d'aiuto, grazie mille! Li contatterò al più presto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2"/>
          <table:table-cell office:value-type="string" calcext:value-type="string">
            <text:p>Buona giornata e buon lavoro! slightly_smiling_face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a giornata e in bocca al lupo! :)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2"/>
          <table:table-cell office:value-type="string" calcext:value-type="string">
            <text:p>Grazie!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giorno!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 slightly_smiling_face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alve, mi chamo Giulia e oggi sarò il tuo Navigator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<text:s/>Come posso aiutarti?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14" office:value-type="string" calcext:value-type="string">
            <text:p>Ciao Giulia, sono Celeste, ho 24 anni e 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5" office:value-type="string" calcext:value-type="string">
            <text:p>sto cercando un lavoro part-time!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erfett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uqli sono i tuoi interessi principali?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14" office:value-type="string" calcext:value-type="string">
            <text:p>Mi sto laureando in Discipline dello spettacolo e comunicazione a Pisa, 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5" office:value-type="string" calcext:value-type="string">
            <text:p>però mi piace anche recitare e fare sport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14" office:value-type="string" calcext:value-type="string">
            <text:p>Mi piacerebbe lavorare a contatto con il pubblico.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Molto bene. <text:s/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Mentre cerco tra le offerte, mi dici dove preferiresti lavorare?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Vicino a casa o saresti disposta anche a trasferirti in un'altra città?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referirei vicino casa,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così posso concludere il mio percorso di studi senza troppe distrazioni, grazie.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D'accordo.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Un'altra domanda: questa sarebbe la tua prima esperienza lavorativa?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14" office:value-type="string" calcext:value-type="string">
            <text:p>No, lavoro come cameriera nel periodo estivo, <text:s/>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2" office:value-type="string" calcext:value-type="string">
            <text:p>c:pro</text:p>
          </table:table-cell>
          <table:table-cell table:style-name="ce37" office:value-type="string" calcext:value-type="string">
            <text:p>quindi sono in grado di gestire situazioni di tensione,</text:p>
          </table:table-cell>
          <table:table-cell table:style-name="ce2" office:value-type="string" calcext:value-type="string">
            <text:p>inform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2" office:value-type="string" calcext:value-type="string">
            <text:p>c:pro</text:p>
          </table:table-cell>
          <table:table-cell table:style-name="ce37" office:value-type="string" calcext:value-type="string">
            <text:p>ma so anche mettere a proprio agio le persone.</text:p>
          </table:table-cell>
          <table:table-cell table:style-name="ce2" office:value-type="string" calcext:value-type="string">
            <text:p>inform</text:p>
          </table:table-cell>
          <table:table-cell table:style-name="ce2"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erfetto Celeste! Dal database mi risulta un'offerta che potrebbe interessarti: si tratta di uno stage all'interno di una azienda che si trova proprio a Pisa!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er quanto riguarda il luogo sarebbe perfetto! Puoi dirmi di cosa si occupano? E anche impegno lavorativo e paga mensile, grazie.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i tratterebbe di gestire tutte le attività di web marketing web dell’azienda. Dovresti occuparti del sito web e di tutti i profili social ad essa collegati, come Facebook, Instagram eccetera. Non saresti sola, ma collaboreresti al progetto con un'azienda esterna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oltre, dovresti gestire la promozione dell'impresa in prima persona, contattando anche telefonicamente la clientela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Mi piace davvero tanto, è proprio quello che fa per me!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ono molto felice per te! Ho controllato l'offerta. Il tirocinio è retribuito: si parla di un compenso lordo di 500euro per un molte ore pari a 2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4" office:value-type="string" calcext:value-type="string">
            <text:p>Se sei interessata posso fornmirti il nome e il contatto dell'azienda, in modo che tu possa metterti in contatto con loro,</text:p>
          </table:table-cell>
          <table:table-cell office:value-type="string" calcext:value-type="string">
            <text:p>offer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5" office:value-type="string" calcext:value-type="string">
            <text:p><text:s/>che ne dici?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Mi sembra un'ottima idea, grazie.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Il nome dell'azienda è PUBBLIDEA SRL e puoi contattarli via e-mail all'indirizzo info@azienda.com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osso esserti utile in qualche altro modo?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No, grazie mille.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Sei stata davvero gentile e professionale, buona giornata e buon lavoro!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a giornata anche a te Celeste!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giorno, sono Lucio e oggi sarò il tuo navigato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osso esserti utile?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 Lucio! Sono alla ricerca di un lavoro a tempo determinato, puoi aiutarmi?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Ci provo, ma prima parlami un po' di te: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in quale ambito cerchi lavoro?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Hai esperienze pregresse?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2" office:value-type="string" calcext:value-type="string">
            <text:p>Mi interessa lavorare nel settore turistico. 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<text:s/>Mi sono diplomata all'Istituto alberghiero un anno fa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5" office:value-type="string" calcext:value-type="string">
            <text:p><text:s/>ho lavorato per 6 mesi come receptionist in un ristorant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14" office:value-type="string" calcext:value-type="string">
            <text:p>Parlo abbastanza bene il francese e l'inglese!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abbiamo qualche annuncio nell'ambito del turismo,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hai esigenze particolari per quanto riguarda l'area geografica o sei disposta a spostarti?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Vorrei rimanere in Italia,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ma non ho preferenze per quanto riguarda la zona!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ti interesserebbe una posizione di addetto alle visite guidate?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uoi spiegarmi in dettaglio quali sarebbero le mie mansioni?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fail + pro</text:p>
          </table:table-cell>
          <table:table-cell table:style-name="ce15" office:value-type="string" calcext:value-type="string">
            <text:p>purtroppo l'annuncio non è molto dettagliato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4" office:value-type="string" calcext:value-type="string">
            <text:p>la posizione è presso una piccola azienda nell'ambito dei servizi turistici di Roma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4" office:value-type="string" calcext:value-type="string">
            <text:p>il tipo di contratto non è specificato, potrebbe essere un contratto a progetto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4" office:value-type="string" calcext:value-type="string">
            <text:p>se vuoi ti do i riferimenti dell'annuncio e i contatti dell'azienda così puoi informarti direttamente da loro</text:p>
          </table:table-cell>
          <table:table-cell office:value-type="string" calcext:value-type="string">
            <text:p>offer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i, volentieri grazie!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L'azienda è la Munus s.r.l. di Rom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l loro indirizzo email è info@azienda.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4" office:value-type="string" calcext:value-type="string">
            <text:p>specifica il riferimento dell'annuncio "Addetto visite guidate e attività didattiche" nell'oggetto della mail quando li contatti</text:p>
          </table:table-cell>
          <table:table-cell office:value-type="string" calcext:value-type="string">
            <text:p>instruct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Va bene!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er caso hai anche altre opzioni o per adesso hai trovato solo questa?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15" office:value-type="string" calcext:value-type="string">
            <text:p>per adesso purtroppo abbiamo solo ques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4" office:value-type="string" calcext:value-type="string">
            <text:p>però se vuoi possiamo ricontattarti se ci arrivano altri annunci</text:p>
          </table:table-cell>
          <table:table-cell office:value-type="string" calcext:value-type="string">
            <text:p>offer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e non è un problema mi verrebbe molto comodo!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el frattempo contatterò l'azienda che mi hai consigliato!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erfetto, allora ti ricontatteremo nel caso in cui ci arrivino altri annunci nell'ambito del turism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'è qualcos'altro in cui posso aiutarti?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No grazie, sei già stato d'aiuto!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uona giornata e grazie ancora!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a giornata anche a te, nel caso avessi ancora bisogno di qualcosa non esitare a contattarci in futuro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Ciao, sono Lucio, il tuo navigator. Hai bisogno di aiuto?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table:style-name="ce2" office:value-type="string" calcext:value-type="string">
            <text:p>Ciao Lucio, piacere sono Francesca!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" office:value-type="string" calcext:value-type="string">
            <text:p>Si avrei bisogno di aiuto per uno stag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" office:value-type="string" calcext:value-type="string">
            <text:p><text:s/>sono laureata in Design Industriale 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iacere di conoscerti!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Hai qualche preferenza riguardo al luogo di lavoro?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14" office:value-type="string" calcext:value-type="string">
            <text:p>Dopo aver fatto la triennale a Roma 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5" office:value-type="string" calcext:value-type="string">
            <text:p>mi piacerebbe tornare verso casa, a Firenze 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fail + pro</text:p>
          </table:table-cell>
          <table:table-cell table:style-name="ce15" office:value-type="string" calcext:value-type="string">
            <text:p>al momento non abbiamo nessun annuncio che faccia al caso tuo nella zona di Firenz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4" office:value-type="string" calcext:value-type="string">
            <text:p>però ci sono delle opportunità di lavoro su Roma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 piacerebbe lavorare in un'azienda nell'ambito della grande distribuzione?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Nessun problema, va benissimo anche Roma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i mi piacerebbe anche un’azienda del genere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abbiamo una posizione da tirocinante alla ENEL spa,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le tue mansioni sarebbero progettare e sviluppare soluzioni di automazione ed innovare quelle già esistenti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 interessa?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i sono molto interessata! 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Allora questo è il riferimento all'annuncio: Junior Engineer Automation&amp;Robotic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4" office:value-type="string" calcext:value-type="string">
            <text:p>se ti servono maggiori informazioni puoi contattare direttamente l'azienda: info@azienda.com</text:p>
          </table:table-cell>
          <table:table-cell office:value-type="string" calcext:value-type="string">
            <text:p>suggest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'è qualcos'altro in cui posso aiutarti?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Ti ringrazio molto!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i volevo chiederti se puoi comunque contattarmi nel caso ci fossero offerte nella zona di Firenze,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se non è un problema 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certo, se ci arrivano nuovi annunci ti ricontatteremo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Ti ringrazio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L’ultima cosa scusami,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" office:value-type="string" calcext:value-type="string">
            <text:p>mi piacerebbe avere un lavoro che mi faccia viaggiar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37" office:value-type="string" calcext:value-type="string">
            <text:p>, mi piace molto la lingua inglese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37" office:value-type="string" calcext:value-type="string">
            <text:p>tanto che ho anche il certificato B1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5" office:value-type="string" calcext:value-type="string">
            <text:p>Sai se l’azienda offre un posto con queste possibilità? 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fail + pro</text:p>
          </table:table-cell>
          <table:table-cell table:style-name="ce15" office:value-type="string" calcext:value-type="string">
            <text:p>purtroppo questo è l'unico annuncio che abbiamo per ENEL sp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4" office:value-type="string" calcext:value-type="string">
            <text:p>però ti consiglio di chiedere a loro, </text:p>
          </table:table-cell>
          <table:table-cell office:value-type="string" calcext:value-type="string">
            <text:p>suggest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7" office:value-type="string" calcext:value-type="string">
            <text:p>magari durante il tuo tirocinio se accetti questa posizione</text:p>
          </table:table-cell>
          <table:table-cell office:value-type="string" calcext:value-type="string">
            <text:p>sugge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4" office:value-type="string" calcext:value-type="string">
            <text:p>può darsi che dopo questo lavoro te ne offrano un altro, magari all'estero</text:p>
          </table:table-cell>
          <table:table-cell office:value-type="string" calcext:value-type="string">
            <text:p>suggest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Capisco, contatto l’azienda allora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erfett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 serve qualcos'altro chiedi pure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ai per quale periodo hanno bisogno?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Se tra qualche mese oppure cercano qualcuno con disponibilità immediata?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fail + pro</text:p>
          </table:table-cell>
          <table:table-cell table:style-name="ce15" office:value-type="string" calcext:value-type="string">
            <text:p>purtroppo le aziende non forniscono mai questa informazi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4" office:value-type="string" calcext:value-type="string">
            <text:p>cercano quasi tutti personale con disponibilità immediata, 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5" office:value-type="string" calcext:value-type="string">
            <text:p>ma potrebbe non essere questo il caso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Capisco, ti ringrazio molto per la disponibilità! 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Figurati, siamo qui per questo!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 presto, in bocca al lup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 hai qualche dubbio non esitare a contattarci in futuro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25" office:value-type="string" calcext:value-type="string">
            <text:p>Ti ringrazio! 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2"/>
          <table:table-cell table:style-name="ce25" office:value-type="string" calcext:value-type="string">
            <text:p>Anche per dubbi sul colloquio?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2"/>
          <table:table-cell table:style-name="ce37" office:value-type="string" calcext:value-type="string">
            <text:p><text:s/>Essendo neolaureata non sono molto esperta!</text:p>
          </table:table-cell>
          <table:table-cell table:style-name="ce2" office:value-type="string" calcext:value-type="string">
            <text:p>inform</text:p>
          </table:table-cell>
          <table:table-cell table:style-name="ce2"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fail + pro</text:p>
          </table:table-cell>
          <table:table-cell table:style-name="ce15" office:value-type="string" calcext:value-type="string">
            <text:p>purtroppo non forniamo consigli su come prepararsi per i colloqui di lavoro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4" office:value-type="string" calcext:value-type="string">
            <text:p>ti consiglio di rivolgerti ad un'azienda che se ne occupa </text:p>
          </table:table-cell>
          <table:table-cell office:value-type="string" calcext:value-type="string">
            <text:p>sugge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37" office:value-type="string" calcext:value-type="string">
            <text:p>oppure di informarti se lo sportello di Job Placement della tua università organizza qualcosa</text:p>
          </table:table-cell>
          <table:table-cell office:value-type="string" calcext:value-type="string">
            <text:p>suggest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erfetto contatto loro! Grazie mille e buona giornata 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Anche a t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alve, sono Lucio e oggi sarò il tuo navigator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alve, mi chiamo Fabio e vorrei trovare un lavoro a tempo indeterminat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iacere di conoscerti Fabio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<text:s/>Raccontami un po' di 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<text:s/>cerchi lavoro in qualche ambito particolare?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table:style-name="ce2" office:value-type="string" calcext:value-type="string">
            <text:p>Il mio sogno sarebbe quello di fare l'insegnante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37" office:value-type="string" calcext:value-type="string">
            <text:p>perché mi piace lavorare con i bambini e ragazzi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hai qualche titolo di studio rilevante per il lavoro che cerchi o qualche esperienza pregressa?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14" office:value-type="string" calcext:value-type="string">
            <text:p>Mi sono laureato a Torino conseguendo la laurea triennale in economia e marketing sei mesi fa. 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style-name="ce25" office:value-type="string" calcext:value-type="string">
            <text:p>In passato ho lavorato part time con studenti del liceo per delle ripetizioni in matematica ed economia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erfetto, ho due annunci che fanno al caso tu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l primo riguarda quello che hai studiato: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è un tirocinio in ambito amministrativo contabil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a a quanto ho capito non ti interessa lavorare nel campo dell'economia,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<text:s/>inoltre il tirocinio è a tempo determinat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l secondo invece è una posizione di addetto alle attività didattiche in una piccola aziend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n so dirti di più sul tipo di contratto perché non è specificat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qualcuno dei due ti interessa?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Mi interessa sapere qualcosa di più sulla seconda propost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Vorrei comunque rimanere nell'ambito dell'attività didattica.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Mi potresti dare qualche informazione in più o qualche contatto?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urtroppo l'annuncio non è molto dettagliato,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come principali mansioni riporta solo: "Addetto visite guidate e attività didattiche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'azienda in questione è la Munus S.r.l. di Rom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4" office:value-type="string" calcext:value-type="string">
            <text:p>se ti interessa puoi provare ad informarti direttamente da loro contattando questo indirizzo email: info@azienda.com</text:p>
          </table:table-cell>
          <table:table-cell office:value-type="string" calcext:value-type="string">
            <text:p>suggest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14" office:value-type="string" calcext:value-type="string">
            <text:p>Ho appena visto il sito dell'azienda , 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2" office:value-type="string" calcext:value-type="string">
            <text:p>c:pro</text:p>
          </table:table-cell>
          <table:table-cell table:style-name="ce37" office:value-type="string" calcext:value-type="string">
            <text:p>e purtroppo è fuori dal centro abitato</text:p>
          </table:table-cell>
          <table:table-cell table:style-name="ce2" office:value-type="string" calcext:value-type="string">
            <text:p>inform</text:p>
          </table:table-cell>
          <table:table-cell table:style-name="ce2"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37" office:value-type="string" calcext:value-type="string">
            <text:p>non c'è possibilità di raggiungerlo neppure con i mezzi pubblici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14" office:value-type="string" calcext:value-type="string">
            <text:p>Non ho la macchina per questo non posso raggiungere quotidianamente l'azienda. 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5" office:value-type="string" calcext:value-type="string">
            <text:p>Mi potresti fornire informazioni sull'altra proposta di lavoro?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certo, attendi solo un momento per favor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4" office:value-type="string" calcext:value-type="string">
            <text:p>ti consiglio di informarti comunque presso la Munus s.r.l. </text:p>
          </table:table-cell>
          <table:table-cell office:value-type="string" calcext:value-type="string">
            <text:p>sugge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37" office:value-type="string" calcext:value-type="string">
            <text:p>perché potrebbe darsi che il luogo di lavoro per questa proposta non sia nella sede principale</text:p>
          </table:table-cell>
          <table:table-cell office:value-type="string" calcext:value-type="string">
            <text:p>suggest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'altro annuncio riguarda un tirocinio in un'azienda di Grosseto nell'ambito di credito e assicurazioni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ome ti dicevo prima la posizione è a tempo determinato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e le tue principali mansioni saranno nell'area amministrativa-contabil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arlerò con l'azienda per farmi dare maggiori informazioni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el caso in cui sia possibile raggiungere l'azienda solo in auto mi potresti fornire qualche info in più su quest'ultimo annuncio?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l'azienda si chiama BLUE FACTOR SPA,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" office:value-type="string" calcext:value-type="string">
            <text:p>è richiesta una laurea in economia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" office:value-type="string" calcext:value-type="string">
            <text:p>ma non sono richieste esperienze pregress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" office:value-type="string" calcext:value-type="string">
            <text:p>quindi questo annuncio farebbe al caso tuo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ail + pro</text:p>
          </table:table-cell>
          <table:table-cell table:style-name="ce15" office:value-type="string" calcext:value-type="string">
            <text:p>non so dirti niente più nel dettaglio sulle mansioni,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4" office:value-type="string" calcext:value-type="string">
            <text:p><text:s/>ma anche in questo caso se vuoi puoi contattare direttamente l'azienda</text:p>
          </table:table-cell>
          <table:table-cell office:value-type="string" calcext:value-type="string">
            <text:p>suggest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La proposta mi interessa!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Ho letto qualcosa sull'azienda 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<text:s/>nonostante non sia nell'ambito in cui cercav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<text:s/>la contatterò senz'altro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14" office:value-type="string" calcext:value-type="string">
            <text:p>dimenticavo di darti l'indirizzo email della BLUE FACTOR SPA: info@azienda.com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Grazie mille, lo stavo cercando ma avevo difficoltà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14" office:value-type="string" calcext:value-type="string">
            <text:p>ricordati di specificare il riferimento all'annuncio "Addetto Area Amministrativo-contabile" nell'oggetto della mail quando li contatti</text:p>
          </table:table-cell>
          <table:table-cell office:value-type="string" calcext:value-type="string">
            <text:p>instruct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pecificherò la posizione, grazie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c'è qualcos'altro in cui posso aiutarti?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e non hai informazioni in più sull'azienda vado a contattarli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n ho bisogno di altro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erfetto, in bocca al lupo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crepi e grazie ancora. Buona giornata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alve, sono Lucio, il tuo navigato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osso esserti utile?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, sono Andrea, e sto cercando un lavoro in Italia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iacere di conoscerti Andrea!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erchi lavoro in uno specifico ambito?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table:style-name="ce2" office:value-type="string" calcext:value-type="string">
            <text:p>Sì, ho esperienza principalmente in ambito giuridico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37" office:value-type="string" calcext:value-type="string">
            <text:p>Mi sono laureato 10 anni fa in Giurisprudenza a Milano con ottimi voti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e hai qualche esperienza pregressa in questo campo?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Certo, subito dopo la laurea ho fatto un periodo di tirocinio in un uffico legale che tratta di mercati finanziari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<text:s/>In seguito ho ottenuto un impiego come avvocato nella stessa azienda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15" office:value-type="string" calcext:value-type="string">
            <text:p>purtroppo non abbiamo annunci in ambito giuridic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a se il lavoro nella precedente azienda ti è piaciuto vorresti continuare a lavorare nel campo dell'economia?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table:style-name="ce2" office:value-type="string" calcext:value-type="string">
            <text:p>Sì, diciamo che in questi anni ho accumulato esperienza nel campo. 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2" office:value-type="string" calcext:value-type="string">
            <text:p>c:pro</text:p>
          </table:table-cell>
          <table:table-cell table:style-name="ce37" office:value-type="string" calcext:value-type="string">
            <text:p>Più che altro sarei interessato a fare un salto di qualità anche dal punto di vista di responsabilità</text:p>
          </table:table-cell>
          <table:table-cell table:style-name="ce2" office:value-type="string" calcext:value-type="string">
            <text:p>inform</text:p>
          </table:table-cell>
          <table:table-cell table:style-name="ce2"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erfetto,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come ti dicevo c'è una posizione di addetto in area Amministrativo-contabile in un'azienda che si occupa di crediti e assicurazioni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 interesserebbe iniziare con un tirocinio con possibilità di successiva assunzione nella stessa azienda?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Dipende molto dalla durata, <text:s/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e dalle condizioni di retribuzione del tirocinio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Potresti darmi maggiori informazioni su questo?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fail + pro</text:p>
          </table:table-cell>
          <table:table-cell table:style-name="ce15" office:value-type="string" calcext:value-type="string">
            <text:p>purtroppo l'azienda non ha fornito questi dati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4" office:value-type="string" calcext:value-type="string">
            <text:p>se vuoi puoi contattare direttamente loro per avere maggiori informazioni</text:p>
          </table:table-cell>
          <table:table-cell office:value-type="string" calcext:value-type="string">
            <text:p>suggest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Certamente, grazie mille. Come si chiama questa azienda?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l'azienda è la BLUE FACTOR SPA di Grosseto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4" office:value-type="string" calcext:value-type="string">
            <text:p>puoi contattarli all'indirizzo email info@azienda.com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hai bisogno di qualche altra informazione?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erfetto, grazie ancora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er caso hai qualche dettaglio riguardo il tipo di mansioni che sono svolte?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/>Sono richiesti requisiti particolari?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è richiesta una laurea ed esperienze pregresse in economia (requisiti che tu già possiedi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er quanto riguarda le mansioni l'annuncio non è molto specifico: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/>c'è scritto solo "tirocinio nell'area amministrativo-contabil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4" office:value-type="string" calcext:value-type="string">
            <text:p>ti consiglio di chiedere direttamente a loro quando li contatti</text:p>
          </table:table-cell>
          <table:table-cell office:value-type="string" calcext:value-type="string">
            <text:p>suggest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Ho capito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/>Sapresti dirmi quanti posti liberi sono al momento disponibili?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al momento alla BLUE FACTOR c'è solo questa posizione aper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4" office:value-type="string" calcext:value-type="string">
            <text:p>però se vuoi posso farti ricontattare nel caso in cui arrivano altri annunci</text:p>
          </table:table-cell>
          <table:table-cell office:value-type="string" calcext:value-type="string">
            <text:p>off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4" office:value-type="string" calcext:value-type="string">
            <text:p>magari anche annunci da altre aziende in campo giuridico</text:p>
          </table:table-cell>
          <table:table-cell office:value-type="string" calcext:value-type="string">
            <text:p>suggest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he ne dici?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Va bene. Nel frattempo credo che contatterò BLUE FACTOR per conoscere meglio i dettagli dell'offerta che mi hai proposto. Grazie mille!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allora ti ricontatteremo non appena avremo altri annunci che fanno al caso tu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 serve qualcos'altro non esitare a scriverci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a giornata e in bocca al lupo!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Grazie e buona giornata anche a te!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!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giorno, mi chiamo Erica e oggi sarò il tuo navigator!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ome posso esserti utile?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 Erica! Cercavo un lavoro a tempo determinato!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ene, mi servirebbe sapere se hai già avuto esperienze lavorative e i tuoi titoli formativi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table:style-name="ce2" office:value-type="string" calcext:value-type="string">
            <text:p>Ho lavorato per 6 mesi come receptionist di un ristorante,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mi sono diplomata all'Istituto alberghiero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14" office:value-type="string" calcext:value-type="string">
            <text:p>e parlo abbastanza bene francese e inglese.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Ti piacerebbe lavorare nel turismo?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Il turismo è il settore che cerco!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Ottimo! <text:s/>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vrei un'offerta da proporti proprio in questo ambito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i tratta di un'azienda che si occupa di servizi turistici e e sta cercando un addetto visite guidate e attività didattiche.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Va bene!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/>In che zona si trova?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Non servono particolari esperienze pregress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i trova a Roma!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Non c'è nulla in Toscana?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15" office:value-type="string" calcext:value-type="string">
            <text:p>Purtroppo al momento no, mi dispiace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Va bene allora!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i puoi dare il contatto dell'azienda?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14" office:value-type="string" calcext:value-type="string">
            <text:p>Certo, l'azienda si chiama Munus s.r.l e si trova in via Garibaldi 205 (RM). 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Per qualsiasi informazione contatta info@munus_roma.it!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Va bene! Grazie!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Di nulla! Buona giornata e in bocca al lupo!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 lavoro e buona giornata anche a te!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!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giorno sono Pierluigi e oggi sarò il tuo navigator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ome posso aiutarti?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 Pierluigi. Sono Chiara e sono in cerca di un tirocinio o di un lavoro part-time.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D'accordo, cerchiamo una soluzione adatta per te.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i parleresti di te, di cosa ti piacerebbe fare?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table:style-name="ce2" office:value-type="string" calcext:value-type="string">
            <text:p>Certo. A me piacerebbe trovare un impiego nel mio settore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14" office:value-type="string" calcext:value-type="string">
            <text:p>Mi sono appena laureata in Economia e legislazione dei sistemi logistici, presso l'Università di Pisa (sede decentrata di Livorno)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Quali sono le tue conoscenze linguistiche?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Conosco abbastanza bene l'inglese, specialmente per quanto riguarda il mio settore.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 parlo anche un po' di francese (livello A2).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referiresti un'azienda di piccolo, medie o grandi dimensioni?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Dato che sono alla ricerca di un tirocinio, andrebbe bene anche un'azienda di piccole dimensioni,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a sono aperta a qualsiasi cadidatura.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Hai preferenze riguardo l'ubicazione del tuo futuro impiego lavorativo?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In particolare no,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/>ma se dovesse essere in Toscana o nel nord Italia sarebbe perfetto.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arebbe la tua prima esperienza lavorativa?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No. In passato ho lavorato come commessa e come assistente alla contabilità.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Mi daresti informazione aggiuntive riguardo i tuoi dati anagrafici?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Certamente. Sono nata nel 1995 a Livorno.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Ok, Chiara penso di aver trovato l'offerta adatta a te, nella provincia di Milano,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vorresti maggiori informazioni?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 le vorrei, grazie mille!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Chanel Coordination S.R.L. , che lavora nel campo della logistica/trasporti, cerca qualcuno che affianchi la responsabile qualità prodotto referente per l'Italia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4" office:value-type="string" calcext:value-type="string">
            <text:p><text:s/>Posso se vuoi, darti maggiori informazioni sulle mansioni che dovrai svolgere.</text:p>
          </table:table-cell>
          <table:table-cell office:value-type="string" calcext:value-type="string">
            <text:p>offer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i, vorrei più informazioni grazie.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Monitoraggio del database dei prodotti delle collezioni.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Gestione dei contatti con i fornitori locali ed esteri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rchiviazione e consultazione dei Test di laboratorio 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upporto della responsabile nella preparazione di presentazioni in PPT e nelle traduzioni della reportistica nelle lingue in inglese e francese.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Mi interesserebbe come posizione.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aprebbe indicarmi il termine ultimo per poter inviare la mia candidatura all'azienda?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fail + pro</text:p>
          </table:table-cell>
          <table:table-cell table:style-name="ce15" office:value-type="string" calcext:value-type="string">
            <text:p>Non dispongo di questa informazioni,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4" office:value-type="string" calcext:value-type="string">
            <text:p><text:s/>ti invio per maggiori informazioni a contattare l'azienda info@azienda.com</text:p>
          </table:table-cell>
          <table:table-cell office:value-type="string" calcext:value-type="string">
            <text:p>suggest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Grazie mille per il contatto!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osso fare altro per te?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er ora no, la ringrazio per l'aiuto e le auguro una buona giornata!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a giornata,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/>per qualsiasi altra informazione non esitare a contattarmi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!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giorno, sono Pierluigi, il tuo navigator,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/>come posso aiutarti?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! Io sono Maria Ilaria e sto cercando un impiego a tempo determinato.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Ciao, Maria Ilaria, mi parleresti di te e di cosa ti piacerebbe fare?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table:style-name="ce2" office:value-type="string" calcext:value-type="string">
            <text:p>Sono laureanda in informatica umanistica presso l'università di Pisa,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14" office:value-type="string" calcext:value-type="string">
            <text:p>vorrei proseguire gli studi con il percorso "Management della conoscenza".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Prima però vorrei fare qualche esperienza lavorativa e prendermi un anno sabbatico dallo studio.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Come valuteresti la tua conoscenza della lingua inglese?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14" office:value-type="string" calcext:value-type="string">
            <text:p>Ho una buona conoscenza dell'inglese, oltre che del francese. 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14" office:value-type="string" calcext:value-type="string">
            <text:p>Ho già lavorato per un breve periodo come guida turistica di un museo.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referiresti un'azienda di grandi, piccole o medie dimensioni?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Non ho preferenze di questo tipo, per cui dipende dall'offerta.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Hai invece, preferenze sull'ubicazione del posto di lavoro?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Dovendo ancora terminare gli studi preferirei una sede non troppo distante da Pisa.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Quali sono le soft-skills che contraddistinguono il tuo profilo?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ono una persona molto tranquilla ed affabile, <text:s/>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i piace la socialità ed adoro confrontarmi con persone nuove soprattutto se distanti dal mio modo di essere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er questo motivo non sono rigida sulle mie posizioni ma sono pronta a mettermi in discussione a partire da un confronto costruttivo.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Mi daresti informazioni aggiuntive sui tuoi dati anagrafici?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ono necessarie ai fini della ricerca?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La tua età mi aiuterebbe a trovare un profilo più adatto a te.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Ho 22 anni.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Ho trovato un'offerta nella provincia di Forlì-Cesena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/>Vorresti avere maggiori informazioni?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Un po' distante da Pisa.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erò sì, sentiamo.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L'azienda Horsa SPA cerca un Junior Consultant nel contesto della Business Intelligence,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'azienda lavora nel settore dell'informatica/elettronica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 conta più di 500 dipendenti.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ono previsti benefit per gli spostamenti? <text:s/>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 sede è distante dalla stazione dei treni?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' un lavoro full-time in azienda o posso anche lavorare da remoto?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E' previsto un tironcio,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4" office:value-type="string" calcext:value-type="string">
            <text:p>per maggiori informazioni ti invito a contattare l'azienda info@azienda.com</text:p>
          </table:table-cell>
          <table:table-cell office:value-type="string" calcext:value-type="string">
            <text:p>suggest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Molto bene, proverò a contattare l'azienda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Valuterò se questa offerta è ideale per le mie esigenze.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Grazie mille per la disponibilià e buona giornata!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Grazie a te, Maria Ilaria se posso fare altro per te non esitare a contattarmi.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er il momento non ho altro da chiedere. Grazie mill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giorno, sono Pierluigi, il tuo navigator per oggi,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osa posso fare per te?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, sono Roberta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14" office:value-type="string" calcext:value-type="string">
            <text:p>Mi sono laureata in lingue e letterature straniere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/>E sto cercando lavoro come guida turistica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Che tipo di forma contrattuale preferiresti?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referirei un contratto a tempo indeterminato ma sono aperta anche ad altre tipologie ovviamente.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Hai esperienze lavorative che potrebbe aiutarci a trovare l'impiego più adatto a te?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Ho lavorato in passato come guida museale <text:s/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14" office:value-type="string" calcext:value-type="string">
            <text:p>però questo impiego non mi soddisfa appieno;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14" office:value-type="string" calcext:value-type="string">
            <text:p>preferirei fare altro.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14" office:value-type="string" calcext:value-type="string">
            <text:p>Se può essere d'aiuto so anche molto bene molte lingue: inglese, spagnolo, tedesco e cinese.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Hai una preferenza riguardo l'eventuale ubicazione del tuo futuro lavoro?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No, mi piace molto viaggiare e sono disposta a trasferirmi anche all'estero.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Mi daresti informazioni aggiuntive riguardo i tuoi dati anagrafici?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table:style-name="ce2" office:value-type="string" calcext:value-type="string">
            <text:p>Sono Roberta, ho 27 anni e sono nata a Pisa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14" office:value-type="string" calcext:value-type="string">
            <text:p>dove mi sono anche laureata 3 anni fa. </text:p>
          </table:table-cell>
          <table:table-cell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Ci sono altre informazioni di cui hai bisogno?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Hai delle soft-skill che potrebbero aiutarci a trovare l'offerta più adatta a te?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Ottima capacità comunicativa e personalità solare ed estroversa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er questo sono particolarmente adatta ad interagire direttamente con il pubblico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i sono opportunità di lavoro che fanno per me?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Ho trovato un'offerta che potrebbe interessarti nella provincia di Pisa.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Vorresti avere maggiori informazioni?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i, grazie.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L'azienda Exit sas è alla ricerca di un presentatore all'interno di un programma televesivo,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 persona in questione deve essere un ragazzo/a tra i 20 e i 30 anni.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otrebbe fare al caso mio.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he tipo di contratto sarebbe?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fail + pro</text:p>
          </table:table-cell>
          <table:table-cell table:style-name="ce15" office:value-type="string" calcext:value-type="string">
            <text:p>La tipologia contrattuale non è specificata,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4" office:value-type="string" calcext:value-type="string">
            <text:p>ma se vuoi posso fornirti un contatto dell'azienda.</text:p>
          </table:table-cell>
          <table:table-cell office:value-type="string" calcext:value-type="string">
            <text:p>offer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i, grazie così potrò fare direttamente a loro tutte le domande specifiche.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info@azienda.com ,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osso fare altro per te?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No grazie, va benissimo così! Buona giornata.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a giornata a te, per qualsiasi altra informazione non esitare a contattarmi.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Ciao!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uongiorno, mi chiamo Dalia e oggi sarò il tuo navigator! 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17" office:value-type="string" calcext:value-type="string">
            <text:p>come posso esserti utile?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uongiorno Dalia! Sto cercando un impiego a tempo indeterminato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Perfetto! Ho bisogno di definire il tuo profilo lavorativo. 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17" office:value-type="string" calcext:value-type="string">
            <text:p>Parlami un po' di te: 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17" office:value-type="string" calcext:value-type="string">
            <text:p>Quali sono i tuoi interessi lavorativi e verso quale settore sei indirizzata?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Ho fatto un corso professionale come tecnico di impianti elettrici,</text:p>
          </table:table-cell>
          <table:table-cell table:style-name="ce3" office:value-type="string" calcext:value-type="string">
            <text:p>inform</text:p>
          </table:table-cell>
          <table:table-cell table:style-name="ce3"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17" office:value-type="string" calcext:value-type="string">
            <text:p><text:s/>e ho già avuto una piccola esperienza lavorativa in una piccola azienda.</text:p>
          </table:table-cell>
          <table:table-cell table:style-name="ce3" office:value-type="string" calcext:value-type="string">
            <text:p>inform</text:p>
          </table:table-cell>
          <table:table-cell table:style-name="ce3"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17" office:value-type="string" calcext:value-type="string">
            <text:p><text:s/>Mi sono trovata molto bene; anche col team in cui sono stata inserita.</text:p>
          </table:table-cell>
          <table:table-cell table:style-name="ce3" office:value-type="string" calcext:value-type="string">
            <text:p>inform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Ottimo. 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17" office:value-type="string" calcext:value-type="string">
            <text:p>Ti piacerebbe rimanere in Italia, o sei orientata verso l'estero?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Parlo bene l'inglese, </text:p>
          </table:table-cell>
          <table:table-cell table:style-name="ce3" office:value-type="string" calcext:value-type="string">
            <text:p>inform</text:p>
          </table:table-cell>
          <table:table-cell table:style-name="ce3"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17" office:value-type="string" calcext:value-type="string">
            <text:p>un'esperienza fuori dall'italiano non mi dispiacerebbe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Ok, grazie! 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17" office:value-type="string" calcext:value-type="string">
            <text:p>Nel frattempo che controllo le offerte di lavoro più adatte a te, potresti darmi informazioni più specifiche? 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17" office:value-type="string" calcext:value-type="string">
            <text:p>Preferiresti lavorare in aziende grandi o piccole? 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17" office:value-type="string" calcext:value-type="string">
            <text:p>Hai richieste specifiche sul tipo di contratto?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referirei un contratto indeterminato, anche in una grande azienda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L'offerta di lavoro più adatta a te sembra essere quella di java developer.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17" office:value-type="string" calcext:value-type="string">
            <text:p><text:s/>Si tratta di un lavoro a tempo indeterminato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17" office:value-type="string" calcext:value-type="string">
            <text:p><text:s/>e saresti coinvolta nellaproduzione di applicazioni con un buon grado di autonomia partendo da specifiche UML, l'esecuzione della fase di test delle componenti sviluppate verificando la corretta integrazione con tutta l’applicazione,- la stesura delle specifiche tecniche e della relativa documentazione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17" office:value-type="string" calcext:value-type="string">
            <text:p>Si richiedono: Autonomia nella preparazione di documentazione di programmi e nella stesura di specifiche tecniche. Conoscenza delle tecniche di programmazione Object Oriented. Conoscenze della metodologia UML, delle specifiche JPA e dell'editor HTML. Attitudine al problem solving, capacità di lavorare per obiettivi e predisposizione al lavoro in team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17" office:value-type="string" calcext:value-type="string">
            <text:p>I prerequisiti sono: Esperienza di almeno due anni in progettazione e sviluppo software in JEE (EJB, JSP, Servlet). Laurea in Informatica o Ingegneria Informatic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 office:value-type="string" calcext:value-type="string">
            <text:p>fail + pro</text:p>
          </table:table-cell>
          <table:table-cell table:style-name="ce3" office:value-type="string" calcext:value-type="string">
            <text:p>Purtroppo non mi trovo in molti dei requisiti. <text:s/>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17" office:value-type="string" calcext:value-type="string">
            <text:p>Lavoro bene in team, conosco l'inglese e col pacchetto Office non ho problemi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17" office:value-type="string" calcext:value-type="string">
            <text:p>Ma non ho una laurea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D'accordo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fail</text:p>
          </table:table-cell>
          <table:table-cell table:style-name="ce17" office:value-type="string" calcext:value-type="string">
            <text:p>Al momento, purtroppo, questo è l'unica offerta di lavoro che corrisponde al tuo profilo. Mi dispiace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C'è qualcos'altro in cui posso aiutart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ossiamo tenerci in contatto?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17" office:value-type="string" calcext:value-type="string">
            <text:p>Se rientrasse offerte di lavoro più idonee al mio profil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Certamente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Allora spero ci sentiremo di nuovo prest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Certo!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17" office:value-type="string" calcext:value-type="string">
            <text:p><text:s/>Ti chiedo solo di ricontattarci personalmente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17" office:value-type="string" calcext:value-type="string">
            <text:p>Conserveremo i tuoi dati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17" office:value-type="string" calcext:value-type="string">
            <text:p>Ti ringrazio per averci contattato. Buona giornata e in bocca al lupo per il lavor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Grazie mille! Buona giornata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A te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uongiorn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Cia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cia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uongiorno, mi chiamo Dalia e oggi sarò il tuo navigator!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come posso esserti util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uongiorno! Mi chiamo Alejandra 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e sono attualmente in cerca di un posto di lavor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Perfetto!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Ho bisogno di definire il tuo profilo lavorativo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Parlami un po' di te: quali sono i tuoi interessi lavorativi e verso quale settore sei indirizzata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Sono laureata in infermierstica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e ho lavorato per un anno presso un ospedale a Roma, nel reparto di pediatria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Ottimo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Ti piacerebbe rimanere in Italia, o sei orientata verso l'ester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referirei rimanere in Italia,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ma sono disposta a valutare un'esperienza all'estero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Ok, grazie!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Nel frattempo che controllo le offerte di lavoro più adatte a te, potresti darmi informazioni più specifich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Preferiresti lavorare in aziende grandi o piccol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Hai richieste specifiche sul tipo di contratt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referirei lavorare in piccole aziende,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con un contratto che mi permetta di rimanere lì il più a lungo possibile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Grazie mille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Dalla ricerca, è emersa un'offerta di lavoro come Medico e/o infermiere in soggiorni vacanza per minori in una cooperativa a Torino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Cosa ne pens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Sembra perfetto per me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C’è altro che posso fare per aiutart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otresti fornirmi l'indirizzo mail a cui poter inviare il cv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Certamente! servizi.medici.torino@mail.com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Posso aiutarti in altr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Hai anche il sito di questa cooperativa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 office:value-type="string" calcext:value-type="string">
            <text:p>fail</text:p>
          </table:table-cell>
          <table:table-cell table:style-name="ce3" office:value-type="string" calcext:value-type="string">
            <text:p>Purtroppo no, mi dispiace, non ho informazioni in merit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Hai informazioni riguardo al tipo di contratt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 office:value-type="string" calcext:value-type="string">
            <text:p>fail + pro</text:p>
          </table:table-cell>
          <table:table-cell table:style-name="ce3" office:value-type="string" calcext:value-type="string">
            <text:p>Anche per questa informazione,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dovrai chiedere direttamente alle risorse umane della cooperativa!</text:p>
          </table:table-cell>
          <table:table-cell table:style-name="ce3" office:value-type="string" calcext:value-type="string">
            <text:p>instruct</text:p>
          </table:table-cell>
          <table:table-cell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Quanti posti sono disponibili per quest'azienda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 office:value-type="string" calcext:value-type="string">
            <text:p>fail</text:p>
          </table:table-cell>
          <table:table-cell table:style-name="ce3" office:value-type="string" calcext:value-type="string">
            <text:p>Non so darti quest'informazione, mi dispiace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Credo di non avere altre domande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Ti ringrazio per averci contattato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Buona giornata e in bocca al lupo per il lavor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uona giornata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uongiorn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Cia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Cia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uongiorno, mi chiamo Dalia e oggi sarò il tuo navigator!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come posso esserti util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Ciao, Dalia! Sto cercando offerte di lavor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Perfetto! Ho bisogno di definire il tuo profilo lavorativo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Parlami un po' di te: quali sono i tuoi interessi lavorativi e verso quale settore sei indirizzata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Sono aperta a varie prospettive lavorative,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ma mi piacerebbe di più un incarico nel settore pubblicitario e della comunicazion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Ok, grazie!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Nel frattempo che controllo le offerte di lavoro più adatte a te, potresti darmi informazioni più specifich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Preferiresti lavorare in aziende grandi o piccol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11"/>
          <table:table-cell table:style-name="ce3" office:value-type="string" calcext:value-type="string">
            <text:p>Hai richieste specifiche sul tipo di contratt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In realtà non ho preferenze,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<text:s/>ho esperienza all'interno di aziende grandi 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ma anche una realtà più piccolina non mi dispiacerebbe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Per iniziare mi va bene un contratto a tempo determinat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Grazie mille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L'offerta più adatta emersa dal tuo profilo è quella di Addetto gestione salute e ambiente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Si tratta di un tirocinio/stage post-laurea, che prevedere l'inserimento della tua figura in affiancamento per gestione salute e sicurezza personale, visite mediche, supporto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Si richiede una buona conoscenza del pacchetto Office e di essere automuniti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I prerequisiti sono una Laurea umanistica o affini e una buona conoscenza dell'inglese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Cosa ne pens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In che città ha sede il tirocini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Nella città di Milan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Dovrei trasferirmi, dunqu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Si, è necessario lavorare in sede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Altre offerte?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Non sono automunita, purtroppo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 office:value-type="string" calcext:value-type="string">
            <text:p>fail</text:p>
          </table:table-cell>
          <table:table-cell table:style-name="ce3" office:value-type="string" calcext:value-type="string">
            <text:p>Purtroppo no, mi dispiace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Mi forniresti ugualmente il contatto dell'azienda, per favor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Certamente! La mail è quanta@mail.com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erfetto, grazie mille!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Proverò a contattarli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C'è qualcos'altro in cui posso aiutart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Al momento va bene così, ti ringrazio dell'aiut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Ti ringrazio per averci contattato. Buona giornata e in bocca al lupo per il lavor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Grazie! Buona giornata anche a te slightly_smiling_fac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Cia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uongiorn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uongiorno, mi chiamo Dalia e oggi sarò il tuo navigator! come posso esserti util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Ciao Dalia, sono Celeste e ho 24 anni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Studio Discipline dello spettacolo e comunicazione,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<text:s/>Ma mi piace anche recitare e fare sport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Sto cercando un lavoro part-time nei pressi di Pisa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Perfett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Ho bisogno di definire il tuo profilo lavorativo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Parlami un po' di te: quali sono i tuoi interessi lavorativi e verso quale settore sei indirizzata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Ho sempre lavorato come cameriera nel periodo estivo, <text:s text:c="2"/>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quindi so che mi piace stare a contatto con il pubblico e lavorare in team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Mi piacerebbe continuare ad avere contatti con le persone,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però spostarmi verso il mio ambito di studi, quindi la comunicazione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Ottimo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Ti piacerebbe rimanere in Italia, o sei orientata verso l'ester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er ora preferirei Italia, <text:s/>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vorrei finire il percorso di studi il prima possibile,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dunque vorrei rimanere nei pressi di Pisa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Ok, grazie!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Nel frattempo che controllo le offerte di lavoro più adatte a te, potresti darmi informazioni più specifiche?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Preferiresti lavorare in aziende grandi o piccole?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Hai richieste specifiche sul tipo di contratt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Mi interessa che sia un contratto part-time vicino Pisa, <text:s text:c="2"/>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il resto è indifferente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Sono abbastanza flessibile,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quindi mi troverei bene sia in un'azienda grande sia piccola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Un'ultima informazione: quali lingue conosci, e quanto ben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Conosco inglese, tedesco e francese, tutte a livello B1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Grazie mille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L'offerta più adatta emersa dal tuo profilo è quella di Addetto gestione salute e ambiente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. Si tratta di un tirocinio/stage post-laurea, che prevedere l'inserimento della tua figura in affiancamento per gestione salute e sicurezza personale, visite mediche, supporto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Si richiede una buona conoscenza del pacchetto Office e di essere automuniti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I prerequisiti sono una Laurea umanistica o affini e una buona conoscenza dell'inglese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Cosa ne pens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Mi sembra che i prerequisiti siano in linea con il mio cv!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Mi interessa, grazie mille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Puoi darmi un numero o mail da contattar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Non ho il numero, ma la mail è quanta@mail.com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L'azienda si trova a Milano!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Va bene, avrei preferito vicino Pisa,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ma non mi dispiace fare la pendolare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Grazie mille per la disponibilità, buona giornata e buon lavor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Ti ringrazio per averci contattato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Buona giornata e in bocca al lupo per il lavor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uongiorno, sono Sergio. Sono il tuo Navigator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Come posso aiutart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uongiorno, mi chiamo Alejandra e sono attualmente in cerca di un posto di lavoro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Perfetto, hai già qualche idea su cosa stai cercand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Ho una laurea in infermieristic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e ho già lavorato a Roma in un ospedale, presso il reparto di pediatria. 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<text:s/>Inoltre ho anche fatto esperienze di volontariato durante le quali ho avuto modo di lavorare con minori, 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quindi un posto che mi permetta di stare a contatto con i bambini sarebbe l'ideale.</text:p>
          </table:table-cell>
          <table:table-cell table:style-name="ce3" office:value-type="string" calcext:value-type="string">
            <text:p>request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Potrebbe interessarti un lavoro in una piccola azienda agricola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Dipende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Posso avere qualche informazione in più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Certo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L'offerta più simile alle tue esigenze è un lavoro di accoglienza stranieri in una piccola azienda agricola a Lucca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Però è richiesta un'ottima conoscenza delle lingue stranier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Allora non credo sia il posto giusto per me disappointed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Se ti piace stare a contatto con le persone c'è anche un'offerta per un apprendistato nel settore museale</text:p>
          </table:table-cell>
          <table:table-cell table:style-name="ce3" office:value-type="string" calcext:value-type="string">
            <text:p>suggest</text:p>
          </table:table-cell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Questo mi interessa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Dove si trova il post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Si trova a siena. <text:s/>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L'offerta è simile alla precedente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Assistenza nella curatela e nell'organizzazione di esibizioni d'arte, di oggetti dal valore storico, di moda, di antichità e prodotti tecnologici. Accoglienza del visitatore, sia esso turista o studente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Assistenza nell'organizzazione e nella realizzazione di eventi culturali. Catalogazione e archiviazione. Marketing degli eventi culturali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Sembra interessante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11"/>
          <table:table-cell table:style-name="ce3" office:value-type="string" calcext:value-type="string">
            <text:p>Hai qualche informazione in merito al tipo di contratt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sì, è un apprendistat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A che indirizzo e-mail posso inviare il mio cv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info@azienda.com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uoi fornirmi il link del sito dell'azienda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 office:value-type="string" calcext:value-type="string">
            <text:p>fail + pro</text:p>
          </table:table-cell>
          <table:table-cell table:style-name="ce3" office:value-type="string" calcext:value-type="string">
            <text:p>No, purtroppo non ne sono in possess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Va bene, grazie lo stesso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Ti posso fornire il nome dell'azienda</text:p>
          </table:table-cell>
          <table:table-cell table:style-name="ce3" office:value-type="string" calcext:value-type="string">
            <text:p>offer</text:p>
          </table:table-cell>
          <table:table-cell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Mi permetterebbe di cominciare a lavorare da subit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 office:value-type="string" calcext:value-type="string">
            <text:p>fail</text:p>
          </table:table-cell>
          <table:table-cell table:style-name="ce3" office:value-type="string" calcext:value-type="string">
            <text:p>Nell'annuncio non è specificat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Sì, mi sarebbe utile anche il nome dell'azienda, grazie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Il nome è <text:s/>Museo d'Arte di Chianciano Term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erfetto! Credo di avere tutte le informazioni per procedere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Perfetto. Allora ti auguro buona giornata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uona giornata anche a te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uongiorno, sono Sergio. Sono il tuo Navigator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Come posso aiutart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uongiorno! Sono alla ricerca di un lavoro,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possibilmente nell'ambito pubblicitari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Va bene, potresti parlarmi delle tue competenze?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Nel frattempo comincio la ricerca più adatta a t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arlo fluentemente sia inglese che tedesco e sto imparando il cinese. <text:s/>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Ho esperienza nel settore pubblicitario, poiché ho curato il sito web di un'azienda, durante il mio tirocinio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Saresti disposta ad accettare un incarico full tim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Sì, certo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Potresti darmi più informazion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L'azienda IDS INGEGNERIA DEI SISTEMI SPA sta cercando <text:s/>un Web &amp; graphic desiner <text:s/>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con un contratto a tempo determinato,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con disponibilità di lavoro full tim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Essendo molto creativo 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non mi dispiacerebbe occuparmi di grafica web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Sai per caso la durata del contratt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 office:value-type="string" calcext:value-type="string">
            <text:p>fail</text:p>
          </table:table-cell>
          <table:table-cell table:style-name="ce3" office:value-type="string" calcext:value-type="string">
            <text:p>No, purtroppo non è specificat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D'accordo. In che città ha sede l'azienda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L'azienda ha sede a Pis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Va ben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Tu dove viv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Attualmente vivo a Bologna, quindi dovrei trasferirmi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Saresti disposta a trasferirt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Sì, per me non è un problem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Ottimo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Hai competenze in ambito analisi web, social e SE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rincipalmente in ambito Social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D'accordo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C'è qualche altra cosa che posso fare per t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Hai qualche indirizzo per potermi mettere in contatto con l'azienda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S', ti posso fornire l'indirizzo e-mail: info@azienda.com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erfetto, grazie mille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Figurati! Buona giornata e in bocca al lupo per il lavor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Grazie, buona giornata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uongiorno, sono Sergio. Sono il tuo Navigator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Come posso aiutart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uongiorno Sergio! <text:s/>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Mi chiamo Celeste e ho 24 anni, sto concludendo il mio percorso universitario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Cerco un lavoro part-time per avere un po' di indipendenza economica!</text:p>
          </table:table-cell>
          <table:table-cell table:style-name="ce3" office:value-type="string" calcext:value-type="string">
            <text:p>request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Va bene, che corso di laurea stai concludend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Laurea in Discipline dello spettacolo e comunicazione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Mi piace anche recitare e fare sport, quindi sono piuttosto versatile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Il possibile lavoro non deve necessariamente essere collegato all'ambito di studi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Ti interessa stare a contatto diretto con la gent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Sì, sto facendo un corso teatrale di improvvisazione, 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quindi lavorare con il pubblico è un ulteriore esercizio quando bisogna trovare soluzioni immediate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Conosci qualche lingua straniera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Conosco l'inglese, il francese e il tedesco, tutti al livello B1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Saresti disposta a lavorare in squadra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Sì, mi piacerebbe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Allora ho 2 offerte che fanno al caso tu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11"/>
          <table:table-cell table:style-name="ce3" office:value-type="string" calcext:value-type="string">
            <text:p>La prima è un apprendistato, la seconda è Tirocinio/Stage post-laure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uoi dirmi la paga per entramb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 office:value-type="string" calcext:value-type="string">
            <text:p>fail</text:p>
          </table:table-cell>
          <table:table-cell table:style-name="ce3" office:value-type="string" calcext:value-type="string">
            <text:p>No, lo stipendio non è stato specificat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Okay!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Puoi dirmi quanto impegnano a livello di tempo e dove si svolgono le attività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Penso che sceglierò quello più vicino a Pisa e che richiede minor impegno, 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così posso comunque dedicarmi allo studio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 office:value-type="string" calcext:value-type="string">
            <text:p>fail</text:p>
          </table:table-cell>
          <table:table-cell table:style-name="ce3" office:value-type="string" calcext:value-type="string">
            <text:p>Per quanto riguarda la durata, non ho informazioni in merito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Il tirocinio ha sede a Lucca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L'apprendistato ha sede a Siena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referirei Lucca, grazie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C'è un contatto email dell'ente o azienda che offre il tirocini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Sì, ti posso fornire l'indirizzo e-mail: info@azienda.com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Il nome dell'azienda è: TENUTA DEL BUONAMICO SOC AGR SRL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Vuoi informazioni sulla società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No grazie, ho già le informazioni che mi servono, <text:s/>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penso proprio che li contatterò il prima possibile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Grazie mille per la disponibilità e la professionalità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Buona giornata e buon lavor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Grazie a te! Buona giornata e buona fortuna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uongiorn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uongiorn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uongiorno, mi chiamo Davide e oggi sarò il tuo navigator!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come posso esserti util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Ciao, Davide! Cerco delle offerte di lavor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Ciao Viola, potresti gentilmente parlarmi del tuo percorso di stud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partendo dalla tua formazione delle scuole superiori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Mi sono diplomata al Liceo Classico e l'anno scorso ho conseguito la laurea in Filosofi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ene, quanti anni ha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Ho 22 anni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attualmente dove viv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Attualmente vivo a Bologn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saresti disposta a trasferimenti?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o cerchi principalmente nella tua zona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No, no, sono disposta a cambiare città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oltre all'italiano parli altre lingu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arlo fluentemente l'inglese e il tedesco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Al momento sto studiando il cines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hai mai seguito dei progetti (anche universitari) e quindi ti sei trovata a lavorare in team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Ho svolto il tirocinio curriculare presso un'agenzia pubblicitaria, 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quindi ho esperienza nel lavoro in team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perfetto viola, potresti dirmi che tipo di contratto cerch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Mi andrebbe bene un contratto a tempo determinato, come inizi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potrei avere quello che fa per t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solo un ultima domanda riguardo la tua formazione,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stai ancora studiando o hai terminato il tuo percorso universitari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Sto per terminare un Master in Comunicazione Digital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grazie per le informazioni,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ho un lavoro che potrebbe fare al caso tuo,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Art Assistant con contratto apprendistato in Toscana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cosa ne pens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Sembra interessante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Mi sai dare altre informazioni?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L'apprendistato è presso un'azienda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è per il Museo d'Arte di Chianciano Terme quindi ente pubblic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C’è altro che posso fare per aiutart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ene. Hai qualche indirizzo per contattarl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certo ti lascio subito un mail info@azienda.com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C’è altro che posso fare per aiutart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No, sei stato gentilissimo, grazie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di nulla Buona giornata :D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uona giornata slightly_smiling_fac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uongiorn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uongiorn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uongiorno, mi chiamo Davide e oggi sarò il tuo navigator!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come posso esserti util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Ciao Davide, sto cercando un lavoro part-time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Ciao Gaia, potresti darmi qualche informazione su di t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Certamente! Ho 24 anni e mi sto laureando in Discipline dello spettacolo e comunicazione a Pisa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Mi piace anche recitare e fare sport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Vorrei qualcosa che non togliesse troppo tempo ed energie allo studio!</text:p>
          </table:table-cell>
          <table:table-cell table:style-name="ce3" office:value-type="string" calcext:value-type="string">
            <text:p>request</text:p>
          </table:table-cell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ene, parli anche qualche lingua straniera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Sì, parlo inglese e francese, entrambi livello B2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durante il percorso di studi hai mai lavorato in team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Sì, mi piace molto collaborare,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ma rendo a prendere il ruolo di leader in maniera naturale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Mi ritengo piuttosto affidabile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<text:s/>e le persone decidono di darmi ruoli di responsabilità, di solito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saresti disposta a cercare lavoro al di fuori della tua città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referirei di no,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<text:s/>viaggiare mi stanca parecchio e toglierebbe energie alla stesura della tesi di laurea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hai già qualche esperienza lavorativa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Di solito nel periodo estivo lavoro come cameriera,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<text:s/>però non mi dispiacerebbe cambiare ambito se possibile.</text:p>
          </table:table-cell>
          <table:table-cell table:style-name="ce3" office:value-type="string" calcext:value-type="string">
            <text:p>request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In ogni caso mi piace il contatto col pubblico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ene, che istituto superiore hai frequentat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Liceo classic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Ok, capito. <text:s/>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Mentre controllo le offerte di lavoro più adatte a te, che ne dici di parlarmi della tua azienda ideal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Per esempio vorresti lavorare in una grande azienda? Oppure in una piccola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In realtà è indifferente, <text:s/>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penso di potermi trovare bene con chiunque,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sono una persona eclettica e flessibile! 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Mi piacerebbe un lavoro a contatto con il pubblico, se possibile.</text:p>
          </table:table-cell>
          <table:table-cell table:style-name="ce3" office:value-type="string" calcext:value-type="string">
            <text:p>request</text:p>
          </table:table-cell>
          <table:table-cell table:number-columns-repeated="101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grazie per le informazioni, <text:s/>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ho un lavoro che potrebbe fare al caso tuo,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cosa ne pens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Art Assistant con contratto apprendistato in Toscana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Mi piacerebbe molto!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Puoi dirmi di più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Quanto mi impegnerebbe a livello di tempo e la paga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il contratto di apprendistato è un contratto da 8 ore, quindi fulltime,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la paga è la classica sindacal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1200 euro mensili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Mi spiace,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cerco qualcosa di part-time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 office:value-type="string" calcext:value-type="string">
            <text:p>fail + pro</text:p>
          </table:table-cell>
          <table:table-cell table:style-name="ce3" office:value-type="string" calcext:value-type="string">
            <text:p>purtroppo al momento non ho nulla da proporti rispetto ai tuoi requisiti, <text:s/>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però la proposta che le ho fatto potrebbe rivelarsi interessante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l'ente in questione è il Museo d'Arte di Chianciano Terme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in ogni caso c’è altro che posso fare per aiutart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enso che darò un'occhiata tra qualche mese, dopo la laurea, quando potrò dedicarmi a un lavoro full-time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Per il momento non ho bisogno di altro,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Grazie mille per la disponibilità e buona giornata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uona giornata a te smil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uongiorn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uongiorno! Come posso aiutart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uongiorno! Sono alla ricerca di un tirocinio formativ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enissimo! Mi sai dire qualcosa di più di t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Studio Lingue e Letterature Straniere,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ho tre certificati di lingu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e ho avuto esperienze lavorative come commessa e camerier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ti potrebbe interessare un lavoro autonom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Sapresti darmi qualche informazione in più a riguard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cert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ho qui un'offerta di lavoro della fondazione Marmo Onlus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che cerca una persona che curi pubbliche relazioni e social medi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Sarebbe molto utile,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dova si trova la sed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la sede è a Massa,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ti andrebbe ben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E' necessario il trasferiment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 office:value-type="string" calcext:value-type="string">
            <text:p>fail + pro</text:p>
          </table:table-cell>
          <table:table-cell table:style-name="ce3" office:value-type="string" calcext:value-type="string">
            <text:p>Non ho informazioni precise al riguardo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Per avere informazioni dettagliate ti invito a scrivere una email all'azienda! slightly_smiling_face</text:p>
          </table:table-cell>
          <table:table-cell table:style-name="ce3" office:value-type="string" calcext:value-type="string">
            <text:p>suggest</text:p>
          </table:table-cell>
          <table:table-cell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Saprebbe dirmi qualcosa in più sullo svolgimento delle attività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certament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L'azienda sta cercando una figura professionale che imposti e curi <text:s/>la comunicazione della Fondazione,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porgendo <text:s/>particolare attenzione ai <text:s/>social e alla newsletter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Per quanto riguarda <text:s/>i temi da trattare, si tratterebbe principalmente di redazione di story telling sulle realtà del terzo settore del territori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E' necessario avere una formazione specifica sul marketing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No, non è richiesta nessuna formazione specific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er caso saprebbe dirmi di quali lingue è richiesta la conoscenza per poter svolgere le attività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L'azienda non richiede la conoscenza di nessuna lingua,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<text:s/>credo che le attività si svolgano tutte in italiano! 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Tuttavia se hai competenza di lingue straniere segnalalo nella tua candidatura</text:p>
          </table:table-cell>
          <table:table-cell table:style-name="ce3" office:value-type="string" calcext:value-type="string">
            <text:p>suggest</text:p>
          </table:table-cell>
          <table:table-cell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Si, ti ringrazi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<text:s/>Ho un C2 in inglese e un B2 in francese e tedesco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Sicuramente verrebbero contati come titoli in più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Come posso mettermi in contatto con l'azienda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Ti do il contatto email che mi è stato fornito. Un attimo solo che lo cerc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info@fondazionemarmoonlus.com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La ringrazio per la disponibilità, mi è stata davvero di aiut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Di niente!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Se hai altre domande, non esitare a metterti di nuovo in contatto con m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Lo terrò a mente! Grazie ancora e buona giornat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A te! Buona fortuna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Grazie slightly_smiling_fac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uongiorn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uongiorno! Sono Lucia, come posso aiutart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iacere Lucia, sono alla ricerca di un lavoro in ambito umanistico: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<text:s/>sono laureata in Lettere Moderne all'Università la Sapienza 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e ho lavorato come archivista presso la stessa Università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<text:s/>Inoltre parlo perfettamente inglese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Grazie! Vediamo se riesco a trovare qualcosa per t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intanto ti posso chiedere se vuoi un lavoro a tempo determinato o indeterminat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Indeterminato sarebbe l'ideal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Ok, vediamo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Ti può interessare un lavoro autonom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Sono molto interessata, in cosa consisterebb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il lavoro sarebbe di cura della comunicazione social e delle pubbliche relazioni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Il lavoro è molto interessante,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ma vorrei qualche informazione in più sull'aziend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cert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la compagnia è la Fondazione Marmo Onlus (MS)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Cercano qualcuno che sia in grado di curare <text:s/>la comunicazione della Fondazione, con particolare attenzione ai <text:s/>social e alla newsletter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Quello su cui dovresti concentrarti sarebbe <text:s/>la redazione di story telling sulle realtà del terzo settore del territorio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otrei svolgere il lavoro da casa oppure dovrei recarmi presso i loro uffic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 office:value-type="string" calcext:value-type="string">
            <text:p>fail + pro</text:p>
          </table:table-cell>
          <table:table-cell table:style-name="ce3" office:value-type="string" calcext:value-type="string">
            <text:p>Non ti so dire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Penso che tu possa svolgere il lavoro da casa 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Ma per avere informazioni più precise ti invito a rivolgerti direttamente a loro! slightly_smiling_face</text:p>
          </table:table-cell>
          <table:table-cell table:style-name="ce3" office:value-type="string" calcext:value-type="string">
            <text:p>suggest</text:p>
          </table:table-cell>
          <table:table-cell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Molto volentieri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Nell'offerta di lavoro sono specificate la tipologia di contratto e il compens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 office:value-type="string" calcext:value-type="string">
            <text:p>fail + pro</text:p>
          </table:table-cell>
          <table:table-cell table:style-name="ce3" office:value-type="string" calcext:value-type="string">
            <text:p>purtroppo queste informazioni non ci sono state date!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Ti posso dire che l'azienda è piccola, 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Quindi (immagino) che sia possibile trovare un accordo direttamente con il proprietario, o il tuo superiore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Mentre la sede, dove si trova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la sede è a Mass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Ti ringrazio,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potrei chiederti i contatti dell'azienda per fissare il colloqui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certo!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L'indirizzo a cui scrivere per informazioni o candidature è info@fondazionemarmoonlus.com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Ti ringrazio Lucia, sei stata molto gentile,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posso contattarti nuovamente qualora mi venissero in mente altri dubb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Certo! Contattami pure per qualsiasi dubbi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Grazie ancora e buona giornata! A prest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uona giornata! In bocca al lupo per la tua ricerca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Grazie mill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<text:s/>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uongiorn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uongiorno! Mi chiamo Lucia, posso esserti d'aiut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uongiorno! Sono un laureato in Management del turismo,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<text:s/>sto cercando una posizione a tempo pieno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sei interessato anche a posizioni a tempo determinat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Essendo la mia prima esperienza lavorativa sì,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<text:s/>mi va bene tutto pur di mettermi in gioco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ho due proposte che potrebbero fare al caso tuo: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un lavoro autonomo come social media manager, o una posizione come guida turistica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La prima posizione è a Massa, la seconda a Lucc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A quanto ammonterebbe la durata di entrambe le posizioni?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Vorrei fare una prima scrematura basandomi su questo dato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 office:value-type="string" calcext:value-type="string">
            <text:p>fail + pro</text:p>
          </table:table-cell>
          <table:table-cell table:style-name="ce3" office:value-type="string" calcext:value-type="string">
            <text:p>purtroppo non ho i dettagli precisi. <text:s/>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Quello che ti so dire è che mentre la prima posizione è un lavoro autonomo (quindi con partita IVA), La seconda è a tempo determinato come dipendente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Credo che mi orienterò verso la prima allora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Presso che azienda lavorere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perfetto! <text:s/>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L'azienda si chiama Marmo Onlus,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Con sede a Massa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Nonostante sia un lavoro che svolgerei in autonomia, avrei uno staff o dei colleghi con cui collaborar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<text:s/>Il teamwork mi è congeniale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sì! L'azienda è piccola, ma ha comunque 10 impiegati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<text:s/>La dimensione ideale per creare un ottimo team di collaboratori slightly_smiling_face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E la posizione prevede una possibilità di fare carriera all’intern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 office:value-type="string" calcext:value-type="string">
            <text:p>fail + pro</text:p>
          </table:table-cell>
          <table:table-cell table:style-name="ce3" office:value-type="string" calcext:value-type="string">
            <text:p>non ho questa informazione. <text:s/>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Essendo un impiego autonomo, non saresti direttamente strutturato nell'azienda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Ma ti invito - se ti interessa la posizione - a parlarne con il proprietario</text:p>
          </table:table-cell>
          <table:table-cell table:style-name="ce3" office:value-type="string" calcext:value-type="string">
            <text:p>suggest</text:p>
          </table:table-cell>
          <table:table-cell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Allora si, mi interesserebbe saperne di piú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Tralaltro per completezza vorrei anche avere informazioni sull’altra azienda,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Quella in cui è libera la posizione di guida turistica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Perfetto!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allora, la prima posizione riguarda la cura di social media e newsletter dell'azienda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I temi richiesi dalla fondazione riguardano la redazione di story telling sulle realtà del terzo settore del territori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l'altra posizione è presso la fondazione Simonetta Puccini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e si trova a Lucca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Si richiede la conoscenza di inglese e tedesco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Le mansioni sarebbero di accoglienza turistica, visite guidate in italiano, ingliese e tedesco e di vendita di prodotti nel book shop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Tuttavia la seconda è a tempo determinato, giusto?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Ecco vorrei capire come ultima cosa se è menzionata la possibilità di essere assunti a tempo indeterminato poi o se è solo un tirocinio limitato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Si, il secondo lavoro è a tempo determinato. <text:s/>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fail + pro</text:p>
          </table:table-cell>
          <table:table-cell table:style-name="ce3" office:value-type="string" calcext:value-type="string">
            <text:p>Nell'annuncio non è specificato,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Ma se ti può interessare ti posso fornire l'indirizzo email per chiedere direttamente a loro!</text:p>
          </table:table-cell>
          <table:table-cell table:style-name="ce3" office:value-type="string" calcext:value-type="string">
            <text:p>suggest</text:p>
          </table:table-cell>
          <table:table-cell table:number-columns-repeated="101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Si mi rivolgerò ad entrambe le aziende per ulteriori informazioni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Puoi procurarmi entrambi gli indirizz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Certamente! un momento che li cerc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l'indirizzo della fondazione Puccini (posizione di guida turistica) è il seguente: info@fondazionesimonettapuccini.com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11"/>
          <table:table-cell table:style-name="ce3" office:value-type="string" calcext:value-type="string">
            <text:p>l'indirizzo della fondazione Marmo onlus (social media curator) invece è: info@fondazionemarmoonlus.com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Grazie mille, perfetto!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Me ne occuperò io da ora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Se hai altre domande o dubbi, non esitare a contattarmi di nuov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uongiorno, mi chiamo Valentina e starei cercando un lavoro a tempo determinato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Ciao Valentina! Sono Lucia,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cercherò di aiutarti a trovare quello che cerchi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mi sai dare qualche informazione in più?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che campo ti interessa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uongiorno Lucia, <text:s/>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mi interesserebbe lavorare come guida turistica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Parlo quattro lingue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e ho avuto già esperienza come guida museale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enissimo! <text:s/>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Ho un lavoro che potrebbe proprio fare al caso tuo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Un requisito fondamentale richiesto dalla compagnia è di avere un aspetto curat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, visto che il lavoro è a contatto con il pubblico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Se sei interessata ti do i dettagli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Sono molto interessata e vorrei saperne di più, grazie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ok! La fondazione Simonetta Puccini sta cercando guide turistiche,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e il tuo profilo mi sembra molto attinente a quello che loro cercan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erfetto, grazie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Di cosa si occupa la fondazion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non ho i dettagli precisi, purtroppo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La fondazione opera nel campo dei servizi ricreativi e culturali, comunqu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La sede della Fondazione è a Lucca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Ok grazie. <text:s/>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Le lingue richieste per il lavoro quali son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O comunque hanno una preferenza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Che io parlo inglese, spagnolo, tedesco e cinese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La compagnia richiede inglese e tedesc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erfetto, dove si trova l'azienda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Lucca. <text:s/>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Vivi in zona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O saresti disposta a spostart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Non vivo in zona,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ma sarei disposta a spostarmi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9" office:value-type="string" calcext:value-type="string">
            <text:p>Agent: </text:p>
          </table:table-cell>
          <table:table-cell table:style-name="ce11"/>
          <table:table-cell table:style-name="ce3" office:value-type="string" calcext:value-type="string">
            <text:p>Benissim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Hai altre domande riguardo al lavor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Posso aiutarti in qualche altro mod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L'azienda ha un sito internet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 office:value-type="string" calcext:value-type="string">
            <text:p>fail + pro</text:p>
          </table:table-cell>
          <table:table-cell table:style-name="ce3" office:value-type="string" calcext:value-type="string">
            <text:p>purtroppo non lo so,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<text:s/>ma se vuoi ho un contatto email</text:p>
          </table:table-cell>
          <table:table-cell table:style-name="ce3" office:value-type="string" calcext:value-type="string">
            <text:p>offer</text:p>
          </table:table-cell>
          <table:table-cell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Se potessi passarmelo sarebbe ottimo, grazie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Certo! l'indirizzo è il seguente: info@fondazionesimonettapuccini.com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erfetto, grazie mille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Di nulla! Se c'è qualcos'altro che posso fare per te non esitare a chieder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Va bene, grazie!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Se avrò altri dubbi ti contatterò sicuramente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Buona giornata! :)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uona giornata anche a te! E in bocca al lup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uongiorno, mi chiamo Lavinia e oggi sarò il tuo Navigator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Come posso aiutart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uongiorno, sto cercando un tirocinio formativ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Abbiamo un paio di proposte che potrebbero fare al caso tuo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In quale area disciplinare ti interesserebbe fare il tirocini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Studio Lingue e Letterature straniere,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quindi sarei orientata su qualcosa che riguardi le lingu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Quali lingue conosci?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E a quale livell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Ho un C2 in inglese e un B2 in francese e tedesc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Molto bene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Dove viv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er il momento vivo a Roma,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ma se può servire sarei disposta anche a trasferirmi temporaneamente per svolgere l'attività formativa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Ho due proposte per le quali il tuo profilo sembra adatto: <text:s/>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un tirocinio a Milano come Assistente nell'area della Qualità del Prodotto e un impiego con contratto a tempo determminato a Lucca come guida turistica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Quale ti interesserebb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Quello presso Lucca come guida turistica mi sembra più adatto ai miei interessi,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saprebbe dirmi qualcos'altro a riguard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Certo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Si richiede un aspetto curato e predisposizione a lavorare con il pubblico,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in quanto le mansioni principali riguardano l'accoglienza turistica e visite guidate a clienti italiani, inglesi e tedeschi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Saprebbe dirmi se c'è la possibilità di poter lavorare a tempo indeterminato, una volta finita l'offerta formativa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 office:value-type="string" calcext:value-type="string">
            <text:p>fail + pro</text:p>
          </table:table-cell>
          <table:table-cell table:style-name="ce3" office:value-type="string" calcext:value-type="string">
            <text:p>Purtroppo non abbiamo informazioni a riguardo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Tuttavia posso darti ulteriori dettagli sull'ente che propone questa posizione lavorativa</text:p>
          </table:table-cell>
          <table:table-cell table:style-name="ce3" office:value-type="string" calcext:value-type="string">
            <text:p>offer</text:p>
          </table:table-cell>
          <table:table-cell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Le sarei molto grat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Il lavoro è proposto dalla Fondazione Simonetta Puccini, <text:s/>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con sede a Lucca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La fondazione opera nel campo dei servizi ricreativi e culturali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otrei sapere i giorni in cui si svolgeranno le attività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 office:value-type="string" calcext:value-type="string">
            <text:p>fail + pro</text:p>
          </table:table-cell>
          <table:table-cell table:style-name="ce3" office:value-type="string" calcext:value-type="string">
            <text:p>L'ente non ci ha comunicato questi dettagli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Tuttavia puoi contattarli direttamente all'indirizzo info@azienda.com</text:p>
          </table:table-cell>
          <table:table-cell table:style-name="ce3" office:value-type="string" calcext:value-type="string">
            <text:p>suggest</text:p>
          </table:table-cell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erfetto. Grazie mille per l'aiuto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Grazie a te. In caso di dubbi contattaci pure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Grazie ancora e buona giornata! slightly_smiling_fac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Anche a te slightly_smiling_fac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uongiorn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uongiorno, mi chiamo Lavinia e oggi sarò il tuo Navigator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Come posso aiutart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uongiorno Lavinia, piacere di conoscerti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Sto cercando un' offerta lavorativo in ambito umanistico: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Sono laureata in Lettere moderne alla Sapienza, 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Ho lavorato come archivista presso l'Università 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E ho un buon livello di inglese sia parlato che scritto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Piacere mio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Grazie per le informazioni che mi hai dato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Anzitutto ti devo chiedere se hai preferenze circa l'area geografica in cui lavorar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Nessuna, sono ampliamente disposta a spostarmi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Perfetto, oltre all'inglese conosci altre lingu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Ho un' ottima conoscenza di latino e greco antico,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ma temo che non siano richiest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Purtroppo no slightly_smiling_fac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Ho un paio di ulterori domande: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Quanti anni ha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Saresti disposta a seguire un corso di tedesc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Ho 28 anni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e sono disposta a seguire un corso di tedesc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enissimo, abbiamo 3 proposte: <text:s/>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un contratto a tempo determinato come guida turistica a Lucca, in cui si richiede una conoscenza sia dell'inglese che del tedesco,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un impiego a tempo indeterminato come consulente tecnico commerciale in una ditta metalmeccanica con sede a Milano,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e infine una posizione come presentatrice televisiva a Pisa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Sei interessata a una o più di queste propost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er la mia formazione sarei interessata al posto come guida turistica e come presentatrice televisiva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Il lavoro su Pisa chiede altre specifiche?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Come corsi di dizione o simili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 office:value-type="string" calcext:value-type="string">
            <text:p>fail + pro</text:p>
          </table:table-cell>
          <table:table-cell table:style-name="ce3" office:value-type="string" calcext:value-type="string">
            <text:p>Non ci è stato fornito questo dettaglio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Il lavoro come presentatrice richiede solo aspetto di bella presenza e un'attitudine dinamica e intraprendente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Mentre per il contratto come guida turistica è ovviamente richiesta predisposizione a lavorare con il pubblico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otrei chiedere i contatti per entrambi i lavor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Certo, per l'impiego a Lucca puoi rivolgerti alla Fondazione Simonetta Puccini scrivendo all'indirizzo info@azienda.com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Mentre per il ruolo di presentatrice, presso l'azienda Exit sas, scrivi a info@azienda.com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Hai bisogno di ulteriori informazion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Nelle offerte sono specificate le ore da svolger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 office:value-type="string" calcext:value-type="string">
            <text:p>fail</text:p>
          </table:table-cell>
          <table:table-cell table:style-name="ce3" office:value-type="string" calcext:value-type="string">
            <text:p>Putroppo no, mi spiac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otrei contattarla nuovamente se avessi ulteriori dubb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Certamente, sono a tua disposizione slightly_smiling_fac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Grazie allora e buona giornat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Anche a te, ti auguro buona fortuna con la ricerca del lavoro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Grazie mille e speriamo ben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uongiorn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uongiorno, mi chiamo Lavinia e sono il tuo Navigator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Come posso aiutart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uongiorno, sono alla ricerca di un lavoro a tempo indeterminat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Ok, avrei bisogno di alcune informazioni in più su di te: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qual è il tuo livello di conoscenza della lingua ingles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Ho una certa familiarità con l’inglese, <text:s/>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anche grazie a diversi stage svolti all’estero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Mi so orientare soprattutto nel parlarlo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ene. Qual è il tuo titolo di studi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Laurea in Management del turismo,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arricchita da un Erasmus a Barcellona di 6 mesi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In quale zona geografica vorresti operar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Non ho preferenze in questo senso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L’estero non mi spaventa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Ti interesserebbe lavorare come Tecnico Commerciale in un'azienda di metalmeccanica e meccanica di precision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otrebbe interessarmi,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ma vorrei capire se c’è possibilità di fare carriera all’interno dell’azienda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 office:value-type="string" calcext:value-type="string">
            <text:p>fail + pro</text:p>
          </table:table-cell>
          <table:table-cell table:style-name="ce3" office:value-type="string" calcext:value-type="string">
            <text:p>Non ho informazioni precise a riguardo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<text:s/>Ma l'azienda richiede che il candidato dimostri autonomia della gestione del proprio lavoro,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per cui iniziativa e intrapendenza saranno certamente premiati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Vuoi dettagli più approfonditi riguardo questa posizione di lavor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Decisamente sì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c:pro</text:p>
          </table:table-cell>
          <table:table-cell table:style-name="ce3" office:value-type="string" calcext:value-type="string">
            <text:p>Nonostante sia la mia prima esperienza lavorativa, credo che possa fare al caso mio. 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Quantomeno per iniziare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Il ruolo di consulente tecnico commerciale prevede la gestione diretta B2B dei prodotti, con approccio tecnico-consulenziale e di vendita nei principali settori dell'industria, dall'elettronica alla cosmesi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Molto interessante,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a questo punto vorrei qualche informazione in più sull’azienda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Certo. <text:s/>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L'azienda si chiama Keyence Italia Spa,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È di medie dimensioni e si trova a Milano.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Ottimo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Come posso mettermi in contatt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Puoi scrivere una e-mail all'indirizzo info@azienda.com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Se hai bisogno di ulteriori informazioni chiedimi pure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Credo sia tutto quello che mi serve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Grazie mille per la disponibilità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Grazie a te per averci contattati. A presto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Salve, sono Lavinia, il tuo Navigator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Come posso aiutart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Buongiorno Lavinia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Mi chiamo Valentina e starei cercando un impiego a tempo determinato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Benvenuta Valentina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In quale campo ti piacerebbe lavorar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Mi piacerebbe molto trovare lavoro come guida turistica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Ottimo, quali lingue conosc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arlo molto bene inglese, spagnolo, cinese e tedesco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Hai preferenze riguardo la zona in cui lavorar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Non ho nessuna preferenza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Abbiamo una proposta di lavoro come guida turistica a Lucca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Vuoi ulteriori informazioni a riguard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Sì, mi piacerebbe avere informazioni al riguardo, grazi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L'incarico è proposto dalla Fondazione Simonetta Puccini, piccola azienda. 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Le mansioni principali sarebbero accoglienza turistica, visite guidate per turisti italiani, inglesi e francesi, e vendita dei prodotti presenti al book shop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È un'offerta interessante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Di cosa si occupa la fondazione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La Fondazione Simonetta Puccini opera nel campo dei servizi ricreativi e culturali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erfetto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Il lavoro é a tempo parziale o ordinario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A tempo determinato,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purtroppo non ho informazioni circa la durata del contratto. </text:p>
          </table:table-cell>
          <table:table-cell table:style-name="ce3" office:value-type="string" calcext:value-type="string">
            <text:p>infor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<text:s/>Ti interessa avere ulteriori informazioni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Sì, volevo chiederti un'ultima cosa per favore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Per caso l'azienda ha un sito internet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L'azienda non ci ha comunicato un sito internet ufficiale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a:pro</text:p>
          </table:table-cell>
          <table:table-cell table:style-name="ce3" office:value-type="string" calcext:value-type="string">
            <text:p>Tuttavia puoi contattarli all'indirizzo info@azienda.com</text:p>
          </table:table-cell>
          <table:table-cell table:style-name="ce3" office:value-type="string" calcext:value-type="string">
            <text:p>suggest</text:p>
          </table:table-cell>
          <table:table-cell table:number-columns-repeated="101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Perfetto, grazie mille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9" office:value-type="string" calcext:value-type="string">
            <text:p>Agent:</text:p>
          </table:table-cell>
          <table:table-cell table:style-name="ce11"/>
          <table:table-cell table:style-name="ce3" office:value-type="string" calcext:value-type="string">
            <text:p>Grazie a te. 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Per qualunque dubbio non esitare a contattarci.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/>
          <table:table-cell table:style-name="ce9" office:value-type="string" calcext:value-type="string">
            <text:p>Client:</text:p>
          </table:table-cell>
          <table:table-cell table:style-name="ce11"/>
          <table:table-cell table:style-name="ce3" office:value-type="string" calcext:value-type="string">
            <text:p>Ok grazie! Buona giornata!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1"/>
          <table:table-cell table:style-name="ce3" office:value-type="string" calcext:value-type="string">
            <text:p>Grazie, anche a te!</text:p>
          </table:table-cell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>
            <text:p>Dialogue Count</text:p>
          </table:table-cell>
          <table:table-cell table:style-name="ce12" table:formula="of:=COUNTIF([.A$1:.A1183];&quot;1&quot;)" office:value-type="float" office:value="29" calcext:value-type="float">
            <text:p>29</text:p>
          </table:table-cell>
          <table:table-cell table:style-name="ce3" office:value-type="string" calcext:value-type="string">
            <text:p><text:s/>→ conteggio dialogh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 calcext:value-type="string">
            <text:p>Turn Count</text:p>
          </table:table-cell>
          <table:table-cell table:style-name="ce12" table:formula="of:=COUNTIF([.A$1:.A1183];&quot;*&quot;)" office:value-type="float" office:value="634" calcext:value-type="float">
            <text:p>634</text:p>
          </table:table-cell>
          <table:table-cell table:style-name="ce3" office:value-type="string" calcext:value-type="string">
            <text:p><text:s/>→ conteggio turn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gent Turn Count</text:p>
          </table:table-cell>
          <table:table-cell table:formula="of:=COUNTIF([.C$1:.C1183];&quot;Agent:&quot;)" office:value-type="float" office:value="321" calcext:value-type="float">
            <text:p>321</text:p>
          </table:table-cell>
          <table:table-cell table:style-name="ce3" office:value-type="string" calcext:value-type="string">
            <text:p><text:s/>→ conteggio turni dell’Ag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ient Turn Count</text:p>
          </table:table-cell>
          <table:table-cell table:style-name="ce11" table:formula="of:=COUNTIF([.C$1:.C1183];&quot;Client:&quot;)" office:value-type="float" office:value="317" calcext:value-type="float">
            <text:p>317</text:p>
          </table:table-cell>
          <table:table-cell table:style-name="ce3" office:value-type="string" calcext:value-type="string">
            <text:p><text:s/>→ conteggio turni del Cli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tterance Count</text:p>
          </table:table-cell>
          <table:table-cell table:style-name="ce11" table:formula="of:=ROWS([.A$1:.A1182])" office:value-type="float" office:value="1182" calcext:value-type="float">
            <text:p>1182</text:p>
          </table:table-cell>
          <table:table-cell table:style-name="ce3" office:value-type="string" calcext:value-type="string">
            <text:p><text:s/>→ conteggio utteranc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/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 calcext:value-type="string">
            <text:p>Pro Utterance Count</text:p>
          </table:table-cell>
          <table:table-cell table:style-name="ce11" table:formula="of:=COUNTIF([.D$1:.D1183];&quot;a:pro&quot;)+COUNTIF([.D$1:.D1183];&quot;c:pro&quot;)" office:value-type="float" office:value="169" calcext:value-type="float">
            <text:p>169</text:p>
          </table:table-cell>
          <table:table-cell table:style-name="ce3" office:value-type="string" calcext:value-type="string">
            <text:p><text:s/>→ conteggio utterance proatt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 calcext:value-type="string">
            <text:p>Agent Pro Count</text:p>
          </table:table-cell>
          <table:table-cell table:style-name="ce11" table:formula="of:=COUNTIF([.D$1:.D1183];&quot;a:pro&quot;)" office:value-type="float" office:value="76" calcext:value-type="float">
            <text:p>76</text:p>
          </table:table-cell>
          <table:table-cell table:style-name="ce3" office:value-type="string" calcext:value-type="string">
            <text:p><text:s/>→ conteggio utterance proattive dell’age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 calcext:value-type="string">
            <text:p>Client Pro Count</text:p>
          </table:table-cell>
          <table:table-cell table:style-name="ce11" table:formula="of:=COUNTIF([.D$1:.D1183];&quot;c:pro&quot;)" office:value-type="float" office:value="93" calcext:value-type="float">
            <text:p>93</text:p>
          </table:table-cell>
          <table:table-cell table:style-name="ce3" office:value-type="string" calcext:value-type="string">
            <text:p><text:span text:style-name="T2"> → conteggio </text:span><text:span text:style-name="T3">utterance proattive</text:span> del clie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1"/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 calcext:value-type="string">
            <text:p>Pro Turn Count</text:p>
          </table:table-cell>
          <table:table-cell table:style-name="ce12" table:formula="of:=COUNTIF([.B$1:.B1183];&quot;x&quot;)" office:value-type="float" office:value="116" calcext:value-type="float">
            <text:p>116</text:p>
          </table:table-cell>
          <table:table-cell table:style-name="ce3" office:value-type="string" calcext:value-type="string">
            <text:p><text:s/>→ conteggio turni proatti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 calcext:value-type="string">
            <text:p>Pro Turn Rate</text:p>
          </table:table-cell>
          <table:table-cell table:style-name="ce13" table:formula="of:=[.D1194]/[.D1185]" office:value-type="float" office:value="0.182965299684543" calcext:value-type="float">
            <text:p>0.18</text:p>
          </table:table-cell>
          <table:table-cell table:style-name="ce3" office:value-type="string" calcext:value-type="string">
            <text:p><text:s/>→ tasso turni proattivi su turni total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 calcext:value-type="string">
            <text:p>Pro Turn Pro Rate</text:p>
          </table:table-cell>
          <table:table-cell table:style-name="ce13" table:formula="of:=[.D1190]/[.D1194]" office:value-type="float" office:value="1.45689655172414" calcext:value-type="float">
            <text:p>1.46</text:p>
          </table:table-cell>
          <table:table-cell table:style-name="ce3" office:value-type="string" calcext:value-type="string">
            <text:p><text:s/>→ tasso utterance proattive in un turno proattiv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1"/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 calcext:value-type="string">
            <text:p>Failure Count</text:p>
          </table:table-cell>
          <table:table-cell table:style-name="ce11" table:formula="of:=COUNTIF([.D$1:.D1183];&quot;fail*&quot;)" office:value-type="float" office:value="37" calcext:value-type="float">
            <text:p>37</text:p>
          </table:table-cell>
          <table:table-cell table:style-name="ce3" office:value-type="string" calcext:value-type="string">
            <text:p><text:s/>→ conteggio utterance di f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 calcext:value-type="string">
            <text:p>Fail + pro Count</text:p>
          </table:table-cell>
          <table:table-cell table:style-name="ce11" table:formula="of:=COUNTIF([.D$1:.D1183];&quot;fail + pro&quot;)" office:value-type="float" office:value="26" calcext:value-type="float">
            <text:p>26</text:p>
          </table:table-cell>
          <table:table-cell table:style-name="ce3" office:value-type="string" calcext:value-type="string">
            <text:p><text:s/>→ conteggio utterance di fail seguitie da utterance proatti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 calcext:value-type="string">
            <text:p>Fail + pro Rate</text:p>
          </table:table-cell>
          <table:table-cell table:style-name="ce13" table:formula="of:=[.D1199]/[.D1198]" office:value-type="float" office:value="0.702702702702703" calcext:value-type="float">
            <text:p>0.70</text:p>
          </table:table-cell>
          <table:table-cell table:style-name="ce3" office:value-type="string" calcext:value-type="string">
            <text:p><text:s/>→ tasso utterance di fail seguite da utterance proatti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Inform Count</text:p>
          </table:table-cell>
          <table:table-cell table:style-name="Default" table:formula="of:=COUNTIF([.F$1:.F1183];&quot;inform&quot;)" office:value-type="float" office:value="125" calcext:value-type="float">
            <text:p>125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Suggest Count</text:p>
          </table:table-cell>
          <table:table-cell table:style-name="Default" table:formula="of:=COUNTIF([.F$1:.F1183];&quot;suggest&quot;)" office:value-type="float" office:value="24" calcext:value-type="float">
            <text:p>24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Offer Count</text:p>
          </table:table-cell>
          <table:table-cell table:style-name="Default" table:formula="of:=COUNTIF([.F$1:.F1183];&quot;offer&quot;)" office:value-type="float" office:value="10" calcext:value-type="float">
            <text:p>10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quest Count</text:p>
          </table:table-cell>
          <table:table-cell table:formula="of:=COUNTIF([.F$1:.F1183];&quot;request&quot;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 calcext:value-type="string">
            <text:p>Instruct Count</text:p>
          </table:table-cell>
          <table:table-cell table:style-name="Default" table:formula="of:=COUNTIF([.F$1:.F1183];&quot;instruct&quot;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73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11:45:52.20889365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6T02:43:35.687810371</meta:creation-date>
    <dc:date>2022-03-08T18:23:17.127807637</dc:date>
    <meta:editing-duration>P3DT8H58M50S</meta:editing-duration>
    <meta:editing-cycles>19</meta:editing-cycles>
    <meta:generator>LibreOffice/6.1.5.2$Linux_X86_64 LibreOffice_project/10$Build-2</meta:generator>
    <meta:document-statistic meta:table-count="1" meta:cell-count="2998" meta:object-count="0"/>
  </office:meta>
</office:document-meta>
</file>